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200000730000288400000C341B368B60E06CEDE7.wmf" manifest:media-type="image/x-wmf"/>
  <manifest:file-entry manifest:full-path="Pictures/200000AF0000287B00000C29468EB6E16F2FFE13.wmf" manifest:media-type="image/x-wmf"/>
  <manifest:file-entry manifest:full-path="Pictures/200001870000288400000C343D1DBBC611BA86EE.wmf" manifest:media-type="image/x-wmf"/>
  <manifest:file-entry manifest:full-path="Pictures/200000790000288400000C342C74A01C92A25B4C.wmf" manifest:media-type="image/x-wmf"/>
  <manifest:file-entry manifest:full-path="Pictures/100002010000019F000000E1079958ED9C6BD66F.png" manifest:media-type="image/png"/>
  <manifest:file-entry manifest:full-path="Pictures/200003020000287B000013237F719F2FFB6ACA46.wmf" manifest:media-type="image/x-wmf"/>
  <manifest:file-entry manifest:full-path="Pictures/100002010000019F000000E171022BE6B518AD54.png" manifest:media-type="image/png"/>
  <manifest:file-entry manifest:full-path="Pictures/200000770000288400000C3423E1E6CC9A819916.wmf" manifest:media-type="image/x-wmf"/>
  <manifest:file-entry manifest:full-path="Pictures/2000006C00001B4C00000C6048118F22256D74CB.wmf" manifest:media-type="image/x-wmf"/>
  <manifest:file-entry manifest:full-path="Pictures/20000061000029F9000015AB32CE801B8338FE08.wmf" manifest:media-type="image/x-wmf"/>
  <manifest:file-entry manifest:full-path="Pictures/2000005300001C8500000C106D1FD6113DE3CA1B.wmf" manifest:media-type="image/x-wmf"/>
  <manifest:file-entry manifest:full-path="Pictures/2000006C00002884000010463925DC6762E5AFF4.wmf" manifest:media-type="image/x-wmf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Arial" svg:font-family="Arial"/>
    <style:font-face style:name="ＭＳ Ｐゴシック" svg:font-family="'ＭＳ Ｐゴシック'"/>
    <style:font-face style:name="Arial2" svg:font-family="Arial" style:font-family-generic="swiss"/>
    <style:font-face style:name="Tahoma1" svg:font-family="Tahoma" style:font-family-generic="swiss"/>
    <style:font-face style:name="MS PGothic" svg:font-family="'MS PGothic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.056cm" fo:padding-right="0.056cm" fo:wrap-option="wrap"/>
    </style:style>
    <style:style style:name="gr10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1cm" fo:padding-bottom="0.131cm" fo:padding-left="0.263cm" fo:padding-right="0.263cm" fo:wrap-option="no-wrap"/>
    </style:style>
    <style:style style:name="gr11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35cm" svg:stroke-color="#000000" draw:stroke-linejoin="round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solid" draw:fill-color="#00e4a8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.026cm" svg:stroke-color="#000000" draw:stroke-linejoin="miter" draw:fill="solid" draw:fill-color="#ffffff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vertical-align="top" draw:auto-grow-height="false" fo:min-height="0cm" fo:min-width="5.09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no-wrap"/>
    </style:style>
    <style:style style:name="gr2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5" style:family="graphic" style:parent-style-name="standard">
      <style:graphic-properties draw:stroke="dash" draw:stroke-dash="Dashed_20__28_var_29__20_4" svg:stroke-width="0.044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26" style:family="graphic" style:parent-style-name="standard">
      <style:graphic-properties draw:stroke="solid" svg:stroke-width="0.035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>
      <style:graphic-properties draw:stroke="dash" draw:stroke-dash="Dashed_20__28_var_29__20_4" svg:stroke-width="0.044cm" svg:stroke-color="#000000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28" style:family="graphic" style:parent-style-name="standard">
      <style:graphic-properties draw:stroke="solid" svg:stroke-width="0.035cm" svg:stroke-color="#000000" draw:marker-end="msArrowOpenEnd_20_5" draw:marker-end-width="0.315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dash" draw:stroke-dash="Dashed_20__28_var_29__20_5" svg:stroke-width="0.035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036cm" fo:padding-bottom="0.036cm" fo:padding-left="0.072cm" fo:padding-right="0.072cm" fo:wrap-option="wrap"/>
    </style:style>
    <style:style style:name="gr31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draw:fill="none" draw:textarea-horizontal-align="center" draw:textarea-vertical-align="top" draw:auto-grow-height="true" draw:fit-to-size="false" style:shrink-to-fit="false" fo:padding-top="0.036cm" fo:padding-bottom="0.036cm" fo:padding-left="0.072cm" fo:padding-right="0.072cm" fo:wrap-option="wrap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041cm, 0cm, 1.041cm)" draw:image-opacity="100%" style:mirror="none"/>
    </style:style>
    <style:style style:name="gr3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8cm" fo:padding-bottom="0.128cm" fo:padding-left="0.256cm" fo:padding-right="0.256cm" fo:wrap-option="wrap"/>
    </style:style>
    <style:style style:name="gr34" style:family="graphic" style:parent-style-name="standard">
      <style:graphic-properties draw:stroke="dash" draw:stroke-dash="Dashed_20__28_var_29__20_6" svg:stroke-width="0.071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5" style:family="graphic" style:parent-style-name="standard">
      <style:graphic-properties draw:stroke="none" svg:stroke-width="0.026cm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6" style:family="graphic" style:parent-style-name="standard">
      <style:graphic-properties draw:stroke="none" svg:stroke-width="0cm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dash" draw:stroke-dash="Dashed_20__28_var_29__20_7" svg:stroke-width="0.079cm" svg:stroke-color="#1c1c1c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solid" svg:stroke-width="0.035cm" svg:stroke-color="#1c1c1c" draw:stroke-linejoin="miter" draw:fill="solid" draw:fill-color="#ffffff" draw:opacity="51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>
      <style:graphic-properties draw:stroke="dash" draw:stroke-dash="Dashed_20__28_var_29__20_5" svg:stroke-width="0.035cm" svg:stroke-color="#1c1c1c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none" svg:stroke-width="0.035cm" draw:stroke-linejoin="miter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35cm" svg:stroke-color="#1c1c1c" draw:stroke-linejoin="round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2" style:family="graphic" style:parent-style-name="standard">
      <style:graphic-properties draw:stroke="solid" svg:stroke-width="0.035cm" svg:stroke-color="#1c1c1c" draw:marker-start="msArrowOpenEnd_20_1" draw:marker-start-width="0.245cm" draw:marker-start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3" style:family="graphic" style:parent-style-name="standard">
      <style:graphic-properties draw:stroke="dash" draw:stroke-dash="Dashed_20__28_var_29__20_7" svg:stroke-width="0.079cm" svg:stroke-color="#000000" draw:marker-start="msArrowEnd_20_5" draw:marker-start-width="0.237cm" draw:marker-start-center="false" draw:marker-end="msArrowEnd_20_5" draw:marker-end-width="0.237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solid" svg:stroke-width="0.035cm" svg:stroke-color="#000000" draw:stroke-linejoin="miter" draw:fill="solid" draw:fill-color="#eaeaea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5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47" style:family="graphic" style:parent-style-name="standard">
      <style:graphic-properties draw:stroke="solid" svg:stroke-width="0.035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48" style:family="graphic" style:parent-style-name="standard">
      <style:graphic-properties draw:stroke="solid" svg:stroke-width="0.035cm" svg:stroke-color="#1c1c1c" draw:stroke-linejoin="miter" draw:fill="solid" draw:fill-color="#ffffff" draw:textarea-vertical-align="middle" draw:auto-grow-height="false" draw:fit-to-size="false" style:shrink-to-fit="false" fo:min-height="0cm" fo:min-width="0cm" fo:padding-top="0.128cm" fo:padding-bottom="0.128cm" fo:padding-left="0.256cm" fo:padding-right="0.256cm" fo:wrap-option="no-wrap"/>
    </style:style>
    <style:style style:name="gr49" style:family="graphic" style:parent-style-name="standard">
      <style:graphic-properties draw:stroke="solid" svg:stroke-width="0.026cm" svg:stroke-color="#000000" draw:stroke-linejoin="miter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</style:style>
    <style:style style:name="gr51" style:family="graphic" style:parent-style-name="standard">
      <style:graphic-properties draw:stroke="solid" svg:stroke-width="0.079cm" svg:stroke-color="#000000" draw:marker-end="msArrowStealthEnd_20_6" draw:marker-end-width="0.237cm" draw:marker-end-center="false" draw:stroke-linejoin="round" draw:fill="none" draw:textarea-horizontal-align="center" draw:textarea-vertical-align="middle" draw:auto-grow-height="false" draw:fit-to-size="false" style:shrink-to-fit="false" fo:padding-top="0.125cm" fo:padding-bottom="0.125cm" fo:padding-left="0.25cm" fo:padding-right="0.25cm" fo:wrap-option="no-wrap"/>
    </style:style>
    <style:style style:name="gr52" style:family="graphic" style:parent-style-name="standard">
      <style:graphic-properties draw:stroke="solid" svg:stroke-width="0.026cm" svg:stroke-color="#000000" draw:stroke-linejoin="miter" draw:fill="none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</style:style>
    <style:style style:name="gr53" style:family="graphic" style:parent-style-name="standard">
      <style:graphic-properties draw:stroke="dash" draw:stroke-dash="Dashed_20__28_var_29__20_8" svg:stroke-width="0.053cm" svg:stroke-color="#000000" draw:marker-start="msArrowOpenEnd_20_4" draw:marker-start-width="0.315cm" draw:marker-start-center="false" draw:marker-end="msArrowOpenEnd_20_4" draw:marker-end-width="0.315cm" draw:marker-end-center="false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gr54" style:family="graphic" style:parent-style-name="standard">
      <style:graphic-properties draw:stroke="solid" svg:stroke-width="0.071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5" style:family="graphic" style:parent-style-name="standard">
      <style:graphic-properties draw:stroke="dash" draw:stroke-dash="Dashed_20__28_var_29__20_9" svg:stroke-width="0.02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6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Nur_20_Titel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2" style:family="presentation" style:parent-style-name="Nur_20_Titel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3" style:family="presentation" style:parent-style-name="Nur_20_Titel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6" style:family="presentation" style:parent-style-name="Titel_20_und_20_Inhalt-backgroundobjects">
      <style:graphic-properties draw:stroke="none" svg:stroke-width="0cm" draw:stroke-linejoin="miter" draw:fill="none" draw:fill-color="#ffffff" draw:textarea-vertical-align="bottom" draw:auto-grow-height="false" draw:fit-to-size="false" style:shrink-to-fit="false" fo:min-height="12.793cm" fo:padding-top="0cm" fo:padding-bottom="0cm" fo:padding-left="0.056cm" fo:padding-right="0.056cm" fo:wrap-option="wrap"/>
    </style:style>
    <style:style style:name="pr7" style:family="presentation" style:parent-style-name="Titel_20_und_20_Inhalt-notes">
      <style:graphic-properties draw:stroke="none" svg:stroke-width="0cm" draw:stroke-linejoin="miter" draw:fill="none" draw:fill-color="#ffffff" draw:textarea-vertical-align="top" draw:auto-grow-height="false" draw:fit-to-size="false" style:shrink-to-fit="false" fo:min-height="12.793cm" fo:padding-top="0.144cm" fo:padding-bottom="0.144cm" fo:padding-left="0.274cm" fo:padding-right="0.274cm" fo:wrap-option="wrap"/>
    </style:style>
    <style:style style:name="pr8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9" style:family="presentation" style:parent-style-name="Titel_20_und_20_Inhalt-notes">
      <style:graphic-properties draw:fill-color="#ffffff" draw:auto-grow-height="true" fo:min-height="12.792cm"/>
    </style:style>
    <style:style style:name="pr10" style:family="presentation" style:parent-style-name="Titel_20_und_20_Inhalt-notes">
      <style:graphic-properties draw:fill-color="#ffffff" fo:min-height="13.364cm"/>
    </style:style>
    <style:style style:name="pr11" style:family="presentation" style:parent-style-name="Titel_20_und_20_Inhalt-notes">
      <style:graphic-properties draw:fill-color="#ffffff" fo:min-height="12.792cm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top="0.254cm" fo:margin-bottom="0cm" fo:line-height="90%" fo:text-align="center" style:punctuation-wrap="simple" style:writing-mode="lr-tb"/>
    </style:style>
    <style:style style:name="P3" style:family="paragraph">
      <style:paragraph-properties fo:margin-top="0.198cm" fo:margin-bottom="0cm" fo:line-height="90%" fo:text-align="center" style:punctuation-wrap="simple" style:writing-mode="lr-tb"/>
    </style:style>
    <style:style style:name="P4" style:family="paragraph">
      <style:paragraph-properties fo:margin-top="0.169cm" fo:margin-bottom="0cm" fo:line-height="90%" fo:text-align="center" style:punctuation-wrap="simple" style:writing-mode="lr-tb"/>
    </style:style>
    <style:style style:name="P5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6" style:family="paragraph">
      <style:paragraph-properties fo:margin-top="0cm" fo:margin-bottom="0cm" fo:line-height="100%" fo:text-align="start" style:punctuation-wrap="simple"/>
      <style:text-properties fo:font-size="24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0" style:family="paragraph">
      <style:paragraph-properties fo:margin-top="0cm" fo:margin-bottom="0cm" fo:line-height="100%" fo:text-align="start" style:punctuation-wrap="hanging" style:writing-mode="lr-tb"/>
    </style:style>
    <style:style style:name="P11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.794cm"/>
        </style:tab-stops>
      </style:paragraph-properties>
    </style:style>
    <style:style style:name="P12" style:family="paragraph">
      <style:paragraph-properties fo:margin-left="0.794cm" fo:margin-right="0cm" fo:margin-top="0cm" fo:margin-bottom="0cm" fo:line-height="100%" fo:text-align="start" fo:text-indent="-0.793cm" style:punctuation-wrap="hanging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 fo:margin-left="0cm" fo:margin-right="0cm" fo:margin-top="0.339cm" fo:margin-bottom="0cm" fo:line-height="100%" fo:text-align="start" fo:text-indent="0cm" style:punctuation-wrap="hanging" style:writing-mode="lr-tb"/>
    </style:style>
    <style:style style:name="P15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</style:style>
    <style:style style:name="P17" style:family="paragraph">
      <style:paragraph-properties fo:margin-left="0cm" fo:margin-right="0cm" fo:margin-top="0.381cm" fo:margin-bottom="0cm" fo:line-height="100%" fo:text-align="start" fo:text-indent="0cm" style:punctuation-wrap="hanging" style:writing-mode="lr-tb"/>
    </style:style>
    <style:style style:name="P18" style:family="paragraph">
      <style:paragraph-properties fo:margin-left="0cm" fo:margin-right="0cm" fo:margin-top="0.318cm" fo:margin-bottom="0cm" fo:line-height="100%" fo:text-align="start" fo:text-indent="0cm" style:punctuation-wrap="hanging" style:writing-mode="lr-tb"/>
    </style:style>
    <style:style style:name="P19" style:family="paragraph">
      <loext:graphic-properties draw:fill="solid" draw:fill-color="#00e4a8"/>
      <style:paragraph-properties fo:text-align="start" style:font-independent-line-spacing="true"/>
      <style:text-properties fo:font-size="24pt"/>
    </style:style>
    <style:style style:name="P20" style:family="paragraph">
      <style:paragraph-properties fo:margin-top="0cm" fo:margin-bottom="0cm" fo:line-height="100%" fo:text-align="center" style:punctuation-wrap="simple" style:writing-mode="lr-tb"/>
    </style:style>
    <style:style style:name="P21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22" style:family="paragraph">
      <style:paragraph-properties fo:margin-top="0cm" fo:margin-bottom="0cm" fo:line-height="100%" fo:text-align="center" style:punctuation-wrap="hanging" style:writing-mode="lr-tb"/>
    </style:style>
    <style:style style:name="P23" style:family="paragraph">
      <loext:graphic-properties draw:fill-color="#ffffff"/>
    </style:style>
    <style:style style:name="P24" style:family="paragraph">
      <style:paragraph-properties fo:margin-left="0cm" fo:margin-right="0cm" fo:margin-top="0.339cm" fo:margin-bottom="0.169cm" fo:line-height="100%" fo:text-align="start" fo:text-indent="0cm" style:punctuation-wrap="hanging" style:writing-mode="lr-tb"/>
    </style:style>
    <style:style style:name="P25" style:family="paragraph">
      <style:paragraph-properties fo:margin-left="0cm" fo:margin-right="0cm" fo:margin-top="0.339cm" fo:margin-bottom="0cm" fo:line-height="100%" fo:text-align="justify" fo:text-indent="0cm" style:punctuation-wrap="hanging" style:writing-mode="lr-tb"/>
    </style:style>
    <style:style style:name="P26" style:family="paragraph">
      <style:paragraph-properties fo:margin-left="0cm" fo:margin-right="0cm" fo:margin-top="0.282cm" fo:margin-bottom="0cm" fo:line-height="100%" fo:text-align="start" fo:text-indent="0cm" style:punctuation-wrap="hanging" style:writing-mode="lr-tb"/>
    </style:style>
    <style:style style:name="P27" style:family="paragraph">
      <style:paragraph-properties fo:margin-left="0cm" fo:margin-right="0cm" fo:margin-top="0.254cm" fo:margin-bottom="0cm" fo:line-height="100%" fo:text-align="start" fo:text-indent="0cm" style:punctuation-wrap="hanging" style:writing-mode="lr-tb"/>
    </style:style>
    <style:style style:name="P28" style:family="paragraph">
      <loext:graphic-properties draw:fill="none"/>
      <style:paragraph-properties fo:text-align="start"/>
      <style:text-properties fo:font-size="18pt"/>
    </style:style>
    <style:style style:name="P29" style:family="paragraph">
      <style:paragraph-properties fo:margin-left="0cm" fo:margin-right="0cm" fo:margin-top="0.282cm" fo:margin-bottom="0.141cm" fo:line-height="100%" fo:text-align="start" fo:text-indent="0cm" style:punctuation-wrap="hanging" style:writing-mode="lr-tb"/>
    </style:style>
    <style:style style:name="P30" style:family="paragraph">
      <style:paragraph-properties fo:margin-left="0cm" fo:margin-right="0cm" fo:margin-top="0.339cm" fo:margin-bottom="0cm" fo:line-height="90%" fo:text-align="start" fo:text-indent="0cm" style:punctuation-wrap="hanging" style:writing-mode="lr-tb"/>
    </style:style>
    <style:style style:name="P31" style:family="paragraph">
      <style:paragraph-properties fo:margin-left="0cm" fo:margin-right="0cm" fo:margin-top="0.282cm" fo:margin-bottom="0cm" fo:line-height="90%" fo:text-align="start" fo:text-indent="0cm" style:punctuation-wrap="hanging" style:writing-mode="lr-tb"/>
    </style:style>
    <style:style style:name="P32" style:family="paragraph">
      <style:paragraph-properties fo:margin-left="0cm" fo:margin-right="0cm" fo:margin-top="0.31cm" fo:margin-bottom="0cm" fo:line-height="80%" fo:text-align="start" fo:text-indent="0cm" style:punctuation-wrap="hanging" style:writing-mode="lr-tb"/>
    </style:style>
    <style:style style:name="P33" style:family="paragraph">
      <style:paragraph-properties fo:margin-left="0cm" fo:margin-right="0cm" fo:margin-top="0.282cm" fo:margin-bottom="0cm" fo:line-height="80%" fo:text-align="start" fo:text-indent="0cm" style:punctuation-wrap="hanging" style:writing-mode="lr-tb"/>
    </style:style>
    <style:style style:name="P34" style:family="paragraph">
      <style:paragraph-properties fo:margin-left="0cm" fo:margin-right="0cm" fo:margin-top="0.423cm" fo:margin-bottom="0.169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35" style:family="paragraph">
      <style:paragraph-properties fo:margin-left="0cm" fo:margin-right="0cm" fo:margin-top="0.353cm" fo:margin-bottom="0.141cm" fo:line-height="100%" fo:text-align="start" fo:text-indent="0cm" style:punctuation-wrap="hanging" style:writing-mode="lr-tb">
        <style:tab-stops>
          <style:tab-stop style:position="18.521cm"/>
        </style:tab-stops>
      </style:paragraph-properties>
    </style:style>
    <style:style style:name="P36" style:family="paragraph">
      <loext:graphic-properties draw:fill="none"/>
      <style:paragraph-properties fo:text-align="start" style:font-independent-line-spacing="true"/>
      <style:text-properties fo:font-size="22pt" style:font-size-asian="22pt" style:font-size-complex="22pt"/>
    </style:style>
    <style:style style:name="P37" style:family="paragraph">
      <style:paragraph-properties fo:margin-left="0cm" fo:margin-right="0cm" fo:margin-top="0.071cm" fo:margin-bottom="0cm" fo:line-height="100%" fo:text-align="start" fo:text-indent="0cm" style:punctuation-wrap="hanging" style:writing-mode="lr-tb"/>
    </style:style>
    <style:style style:name="P38" style:family="paragraph">
      <style:paragraph-properties fo:margin-left="0cm" fo:margin-right="0cm" fo:margin-top="0.064cm" fo:margin-bottom="0cm" fo:line-height="100%" fo:text-align="start" fo:text-indent="0cm" style:punctuation-wrap="hanging" style:writing-mode="lr-tb"/>
    </style:style>
    <style:style style:name="P39" style:family="paragraph">
      <style:paragraph-properties fo:margin-left="0cm" fo:margin-right="0cm" fo:margin-top="0.212cm" fo:margin-bottom="0.085cm" fo:line-height="90%" fo:text-align="start" fo:text-indent="0cm" style:punctuation-wrap="hanging" style:writing-mode="lr-tb"/>
    </style:style>
    <style:style style:name="P40" style:family="paragraph">
      <style:paragraph-properties fo:margin-left="0cm" fo:margin-right="0cm" fo:margin-top="0.176cm" fo:margin-bottom="0.071cm" fo:line-height="90%" fo:text-align="start" fo:text-indent="0cm" style:punctuation-wrap="hanging" style:writing-mode="lr-tb"/>
    </style:style>
    <style:style style:name="P41" style:family="paragraph">
      <style:paragraph-properties fo:margin-left="0cm" fo:margin-right="0cm" fo:margin-top="0.169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2" style:family="paragraph">
      <style:paragraph-properties fo:margin-left="0.953cm" fo:margin-right="0cm" fo:margin-top="0.085cm" fo:margin-bottom="0cm" fo:line-height="90%" fo:text-align="start" fo:text-indent="-0.952cm" style:punctuation-wrap="hanging" style:writing-mode="lr-tb">
        <style:tab-stops>
          <style:tab-stop style:position="0cm"/>
        </style:tab-stops>
      </style:paragraph-properties>
    </style:style>
    <style:style style:name="P43" style:family="paragraph">
      <style:paragraph-properties fo:margin-left="0cm" fo:margin-right="0cm" fo:margin-top="0.339cm" fo:margin-bottom="0cm" fo:line-height="90%" fo:text-align="start" fo:text-indent="0cm" style:punctuation-wrap="hanging" style:writing-mode="lr-tb">
        <style:tab-stops>
          <style:tab-stop style:position="0.988cm"/>
          <style:tab-stop style:position="1.477cm"/>
        </style:tab-stops>
      </style:paragraph-properties>
    </style:style>
    <style:style style:name="P44" style:family="paragraph">
      <style:paragraph-properties fo:margin-left="0.494cm" fo:margin-right="0cm" fo:margin-top="0.085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45" style:family="paragraph">
      <style:paragraph-properties fo:margin-left="0.494cm" fo:margin-right="0cm" fo:margin-top="0.169cm" fo:margin-bottom="0cm" fo:line-height="90%" fo:text-align="start" fo:text-indent="-0.493cm" style:punctuation-wrap="hanging" style:writing-mode="lr-tb">
        <style:tab-stops>
          <style:tab-stop style:position="0cm"/>
        </style:tab-stops>
      </style:paragraph-properties>
    </style:style>
    <style:style style:name="P46" style:family="paragraph">
      <style:paragraph-properties fo:margin-left="0.494cm" fo:margin-right="0cm" fo:margin-top="0.085cm" fo:margin-bottom="0cm" fo:line-height="100%" fo:text-align="start" fo:text-indent="-0.493cm" style:punctuation-wrap="simple" style:writing-mode="lr-tb">
        <style:tab-stops>
          <style:tab-stop style:position="0cm"/>
        </style:tab-stops>
      </style:paragraph-properties>
    </style:style>
    <style:style style:name="P47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</style:style>
    <style:style style:name="P48" style:family="paragraph">
      <loext:graphic-properties draw:fill="solid" draw:fill-color="#eaeaea"/>
      <style:paragraph-properties fo:text-align="start" style:font-independent-line-spacing="true"/>
      <style:text-properties fo:font-size="24pt"/>
    </style:style>
    <style:style style:name="P49" style:family="paragraph">
      <style:paragraph-properties fo:margin-top="0cm" fo:margin-bottom="0cm" fo:line-height="100%" fo:text-align="start" style:punctuation-wrap="simple" style:writing-mode="lr-tb"/>
    </style:style>
    <style:style style:name="P50" style:family="paragraph">
      <loext:graphic-properties draw:fill="solid" draw:fill-color="#ffffff" draw:opacity="51%"/>
      <style:paragraph-properties fo:text-align="start" style:font-independent-line-spacing="true"/>
      <style:text-properties fo:font-size="24pt"/>
    </style:style>
    <style:style style:name="P51" style:family="paragraph">
      <loext:graphic-properties draw:fill="solid" draw:fill-color="#eaeaea"/>
      <style:paragraph-properties fo:text-align="start" style:font-independent-line-spacing="true"/>
      <style:text-properties fo:font-size="12pt" style:font-size-asian="12pt" style:font-size-complex="12pt"/>
    </style:style>
    <style:style style:name="P52" style:family="paragraph">
      <style:paragraph-properties fo:margin-top="0cm" fo:margin-bottom="0cm" fo:line-height="100%" fo:text-align="end" style:punctuation-wrap="hanging" style:writing-mode="lr-tb"/>
    </style:style>
    <style:style style:name="P53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24pt"/>
    </style:style>
    <style:style style:name="P54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55" style:family="paragraph">
      <style:paragraph-properties fo:margin-left="0cm" fo:margin-right="0cm" fo:margin-top="0.339cm" fo:margin-bottom="0cm" fo:line-height="90%" fo:text-align="start" fo:text-indent="0cm"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ahoma" fo:font-size="36pt" fo:letter-spacing="normal" fo:font-style="normal" style:text-underline-style="none" fo:font-weight="normal" style:font-name-asian="MS PGothic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ahoma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ahoma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name-asian="MS PGothic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+mn-ea" style:font-size-asian="10pt" style:font-style-asian="italic" style:font-weight-asian="normal" style:font-name-complex="+mn-cs" style:font-size-complex="10pt" style:font-style-complex="italic" style:font-weight-complex="normal"/>
    </style:style>
    <style:style style:name="T9" style:family="text">
      <style:text-properties fo:font-variant="normal" fo:text-transform="none" fo:color="#333399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name-asian="MS PGothic" style:font-size-asian="16pt" style:font-style-asian="normal" style:font-weight-asian="normal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bold" style:font-name-asian="MS PGothic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" fo:font-size="9pt" fo:letter-spacing="normal" fo:font-style="italic" style:text-underline-style="none" fo:font-weight="normal" style:font-name-asian="+mn-ea" style:font-size-asian="9pt" style:font-style-asian="italic" style:font-weight-asian="normal" style:font-name-complex="+mn-cs" style:font-size-complex="9pt" style:font-style-complex="italic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ahoma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Tahoma1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T28" style:family="text">
      <style:text-properties fo:font-variant="normal" fo:text-transform="none" fo:color="#333399" style:text-line-through-style="none" style:text-line-through-type="none" style:text-position="0% 100%" style:font-name="Tahoma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ahoma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ahoma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Tahom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font-variant="normal" fo:text-transform="none" fo:color="#355e00" style:text-line-through-style="none" style:text-line-through-type="none" style:text-position="0% 100%" style:font-name="Arial2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font-variant="normal" fo:text-transform="none" fo:color="#355e00" style:text-line-through-style="none" style:text-line-through-type="none" style:text-position="0% 100%" style:font-name="Arial2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fo:color="#355e00" style:text-line-through-style="none" style:text-line-through-type="none" style:text-position="0% 100%" style:font-name="Tahoma" fo:font-size="12pt" fo:letter-spacing="normal" fo:font-style="normal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variant="normal" fo:text-transform="none" fo:color="#355e00" style:text-line-through-style="none" style:text-line-through-type="none" style:text-position="0% 100%" style:font-name="Tahoma" fo:font-size="12pt" fo:letter-spacing="normal" fo:font-style="normal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Tahoma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font-variant="normal" fo:text-transform="none" fo:color="#1c1c1c" style:text-line-through-style="none" style:text-line-through-type="none" style:text-position="0% 100%" style:font-name="Tahoma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Tahoma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Tahoma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0" style:family="text">
      <style:text-properties fo:font-variant="normal" fo:text-transform="none" fo:color="#1c1c1c" style:text-line-through-style="none" style:text-line-through-type="none" style:text-position="0% 100%" style:font-name="Times New Roman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51" style:family="text">
      <style:text-properties fo:font-variant="normal" fo:text-transform="none" fo:color="#1c1c1c" style:text-line-through-style="none" style:text-line-through-type="none" style:text-position="0% 100%" style:font-name="Times New Roman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52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Wingding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Tahoma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5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size-complex="10pt" style:font-style-complex="italic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letter-spacing="normal" fo:font-style="italic" style:text-underline-style="none" fo:font-weight="normal" style:font-name-asian="MS PGothic" style:font-size-asian="10pt" style:font-style-asian="italic" style:font-weight-asian="normal" style:font-name-complex="+mn-cs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269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793cm"/>
        <style:text-properties fo:font-family="Wingdings" style:font-pitch="variable" style:font-charset="x-symbol" fo:color="#3333c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3333cc" fo:font-size="120%"/>
      </text:list-level-style-bullet>
      <text:list-level-style-bullet text:level="2" text:bullet-char="-">
        <style:list-level-properties text:space-before="1.271cm" text:min-label-width="0.793cm"/>
        <style:text-properties fo:font-family="Symbol" style:font-family-generic="roman" style:font-pitch="variable" fo:color="#333399" fo:font-size="12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3333cc" fo:font-size="12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">
        <style:list-level-properties text:space-before="1.112cm" text:min-label-width="0.952cm"/>
        <style:text-properties fo:font-family="Wingdings" style:font-pitch="variable" style:font-charset="x-symbol" fo:color="#3333cc" fo:font-size="6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-">
        <style:list-level-properties text:space-before="1.271cm" text:min-label-width="0.793cm"/>
        <style:text-properties fo:font-family="StarSymbol" fo:color="#333399" fo:font-size="80%"/>
      </text:list-level-style-bullet>
      <text:list-level-style-bullet text:level="3" text:bullet-char="-">
        <style:list-level-properties text:space-before="2.541cm" text:min-label-width="0.634cm"/>
        <style:text-properties fo:font-family="StarSymbol" fo:color="#3333cc" fo:font-size="5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">
        <style:list-level-properties text:space-before="0.001cm" text:min-label-width="0.493cm"/>
        <style:text-properties fo:font-family="Wingdings" style:font-pitch="variable" style:font-charset="x-symbol" fo:color="#3333cc" fo:font-size="6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">
        <style:list-level-properties text:space-before="0.001cm"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">
        <style:list-level-properties text:space-before="0.00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 text:start-value="8">
        <style:list-level-properties text:space-before="0.001cm" text:min-label-width="0.95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suffix="." style:num-format="1" text:start-value="8">
        <style:list-level-properties text:space-before="0.001cm" text:min-label-width="0.793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ur_20_Titel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5" draw:layer="layout" svg:width="22.753cm" svg:height="7.196cm" svg:x="0.847cm" svg:y="5.715cm">
          <text:p text:style-name="P2"><text:span text:style-name="T1"/></text:p>
          <text:p text:style-name="P2"><text:span text:style-name="T2">MAS: </text:span><text:span text:style-name="T3">Betriebssysteme</text:span></text:p>
          <text:p text:style-name="P3"><text:span text:style-name="T4"/></text:p>
          <text:p text:style-name="P3"><text:span text:style-name="T4">Kommunikation von Prozessen und Threads</text:span></text:p>
          <text:p text:style-name="P4"><text:span text:style-name="T5"/></text:p>
          <text:p text:style-name="P4"><text:span text:style-name="T6">T. Pospíšek</text:span></text:p>
          <draw:enhanced-geometry draw:mirror-horizontal="false" draw:mirror-vertical="false" svg:viewBox="0 0 22754 7197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1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8-04-29">29.04.18</text:date></text:span></text:p>
            </draw:text-box>
          </draw:frame>
          <draw:frame draw:name="Rectangle 5" presentation:style-name="pr2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848cm" svg:height="11.136cm" svg:x="3.075cm" svg:y="2.257cm" draw:page-number="1" presentation:class="page"/>
          <draw:frame draw:name="Rectangle 23" presentation:style-name="pr3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3">
            <text:list-item>
              <text:p text:style-name="P11"><text:span text:style-name="T10">Einführung in Computersysteme</text:span></text:p>
            </text:list-item>
            <text:list-item>
              <text:p text:style-name="P11"><text:span text:style-name="T10">Entwicklung von Betriebssystemen</text:span></text:p>
            </text:list-item>
            <text:list-item>
              <text:p text:style-name="P11"><text:span text:style-name="T10">Architekturansätze</text:span></text:p>
            </text:list-item>
            <text:list-item>
              <text:p text:style-name="P11"><text:span text:style-name="T11">Interruptverarbeitung in Betriebssystemen</text:span></text:p>
            </text:list-item>
            <text:list-item>
              <text:p text:style-name="P11"><text:span text:style-name="T11">Prozesse und Threads</text:span></text:p>
            </text:list-item>
            <text:list-item>
              <text:p text:style-name="P11"><text:span text:style-name="T11">CPU-Scheduling</text:span></text:p>
            </text:list-item>
            <text:list-item>
              <text:p text:style-name="P11"><text:span text:style-name="T12">Synchronisation und Kommunikation</text:span></text:p>
            </text:list-item>
            <text:list-item>
              <text:p text:style-name="P11"><text:span text:style-name="T11">Speicherverwaltung </text:span></text:p>
            </text:list-item>
            <text:list-item>
              <text:p text:style-name="P11"><text:span text:style-name="T11">Geräte- und Dateiverwaltung</text:span></text:p>
            </text:list-item>
            <text:list-item>
              <text:p text:style-name="P11"><text:span text:style-name="T11">Betriebssystemvirtualisierung</text:span></text:p>
            </text:list-item>
          </text:list>
          <text:p text:style-name="P11"><text:span text:style-name="T11"/></text:p>
          <text:p text:style-name="P12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9.596cm" svg:height="2.999cm" svg:x="13.758cm" svg:y="14.182cm">
          <draw:image xlink:href="Pictures/200000770000288400000C3423E1E6CC9A819916.wmf" xlink:type="simple" xlink:show="embed" xlink:actuate="onLoad">
            <text:p/>
          </draw:image>
        </draw:fram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8-04-29">29.04.18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13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5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8-04-29">29.04.18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050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1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2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3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4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5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6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7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8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59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0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1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2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3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4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5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6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7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8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69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070" draw:style-name="gr5" draw:layer="layout" svg:width="14.212cm" svg:height="10.659cm" svg:x="2.753cm" svg:y="2.16cm" draw:page-number="3" presentation:class="page"/>
          <draw:frame draw:name="Rectangle 2071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Zielsetzung" draw:style-name="dp3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0"><text:span text:style-name="T9">Zielsetzung</text:span></text:p>
          </draw:text-box>
        </draw:frame>
        <draw:custom-shape draw:name="Rectangle 8" draw:style-name="gr7" draw:text-style-name="P1" draw:layer="layout" svg:width="20.742cm" svg:height="8.677cm" svg:x="2.117cm" svg:y="3.81cm">
          <text:list text:style-name="L5">
            <text:list-item>
              <text:p text:style-name="P16"><text:span text:style-name="T15">Grundlegende Begriffe der Prozess-Prozess-Kommunikation im lokalen und verteilten Umfeld kennenlernen</text:span></text:p>
            </text:list-item>
          </text:list>
          <text:p text:style-name="P16"><text:span text:style-name="T15"/></text:p>
          <text:list text:continue-numbering="true" text:style-name="L5">
            <text:list-item>
              <text:p text:style-name="P16"><text:span text:style-name="T15">Beispielmechanismen zur Programmierung von Kommunikationsanwendungen kennenlernen</text:span></text:p>
            </text:list-item>
          </text:list>
          <text:p text:style-name="P16"><text:span text:style-name="T15"/></text:p>
          <draw:enhanced-geometry draw:mirror-horizontal="false" draw:mirror-vertical="false" svg:viewBox="0 0 20743 867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" draw:layer="layout" svg:width="8.558cm" svg:height="1.331cm" svg:x="11.17cm" svg:y="0.026cm">
            <text:p text:style-name="P8"><text:span text:style-name="T16"><text:date style:data-style-name="D1" text:date-value="2018-04-29">29.04.18</text:date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8cm" svg:height="1.331cm" svg:x="11.17cm" svg:y="27.071cm">
            <text:p text:style-name="P8"><text:span text:style-name="T16"><text:page-number>&lt;number&gt;</text:page-number>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10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8"><text:span text:style-name="T16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10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10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10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10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10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10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8"><text:span text:style-name="T16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10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10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10" draw:text-style-name="P1" draw:layer="layout" svg:width="8.563cm" svg:height="1.344cm" svg:x="11.165cm" svg:y="0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18cm" svg:x="11.165cm" svg:y="27.045cm">
            <text:p text:style-name="P8"><text:span text:style-name="T16">2</text:span></text:p>
            <draw:enhanced-geometry draw:mirror-horizontal="false" draw:mirror-vertical="false" svg:viewBox="0 0 8564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10" draw:text-style-name="P1" draw:layer="layout" svg:width="8.554cm" svg:height="1.318cm" svg:x="-0.009cm" svg:y="27.045cm">
            <text:p/>
            <draw:enhanced-geometry draw:mirror-horizontal="false" draw:mirror-vertical="false" svg:viewBox="0 0 8555 131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10" draw:text-style-name="P1" draw:layer="layout" svg:width="8.554cm" svg:height="1.344cm" svg:x="-0.009cm" svg:y="0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10" draw:text-style-name="P1" draw:layer="layout" svg:width="8.576cm" svg:height="1.344cm" svg:x="11.152cm" svg:y="0cm">
            <text:p/>
            <draw:enhanced-geometry draw:mirror-horizontal="false" draw:mirror-vertical="false" svg:viewBox="0 0 857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26cm" svg:x="11.152cm" svg:y="27.032cm">
            <text:p text:style-name="P8"><text:span text:style-name="T16">2</text:span></text:p>
            <draw:enhanced-geometry draw:mirror-horizontal="false" draw:mirror-vertical="false" svg:viewBox="0 0 857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10" draw:text-style-name="P1" draw:layer="layout" svg:width="8.536cm" svg:height="1.326cm" svg:x="-0.009cm" svg:y="27.032cm">
            <text:p/>
            <draw:enhanced-geometry draw:mirror-horizontal="false" draw:mirror-vertical="false" svg:viewBox="0 0 8537 132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10" draw:text-style-name="P1" draw:layer="layout" svg:width="8.536cm" svg:height="1.344cm" svg:x="-0.009cm" svg:y="0cm">
            <text:p/>
            <draw:enhanced-geometry draw:mirror-horizontal="false" draw:mirror-vertical="false" svg:viewBox="0 0 8537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4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Motivation" draw:style-name="dp3" draw:master-page-name="Titel_20_und_20_Inhalt" presentation:presentation-page-layout-name="AL1T19">
        <draw:frame draw:name="Rectangle 1026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Motivation</text:span></text:p>
          </draw:text-box>
        </draw:frame>
        <draw:frame draw:name="Rectangle 1027" presentation:style-name="pr8" draw:text-style-name="P1" draw:layer="layout" svg:width="22.012cm" svg:height="7.196cm" svg:x="1.482cm" svg:y="4.022cm" presentation:class="outline" presentation:user-transformed="true">
          <draw:text-box>
            <text:list text:style-name="L6">
              <text:list-item>
                <text:p text:style-name="P17"><text:span text:style-name="T13">Kommunikation</text:span><text:span text:style-name="T5"> ist der Austausch von Informationen zwischen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17">Menschen</text:span></text:p>
                  </text:list-item>
                  <text:list-item>
                    <text:p text:style-name="P18"><text:span text:style-name="T17">Mensch und Maschine (Rechnersystem)</text:span></text:p>
                  </text:list-item>
                  <text:list-item>
                    <text:p text:style-name="P18"><text:span text:style-name="T17">Maschinen: Zwischen Prozessen/Threads innerhalb einer Maschine (lokal) oder Rechner-übergreifend (verteilt)</text:span></text:p>
                  </text:list-item>
                </text:list>
              </text:list-item>
            </text:list>
          </draw:text-box>
        </draw:frame>
        <draw:g draw:name="Group 1029">
          <draw:line draw:name="Line 1030" draw:style-name="gr11" draw:text-style-name="P1" draw:layer="layout" svg:x1="12.444cm" svg:y1="12.237cm" svg:x2="12.823cm" svg:y2="12.746cm">
            <text:p/>
          </draw:line>
          <draw:line draw:name="Line 1031" draw:style-name="gr11" draw:text-style-name="P1" draw:layer="layout" svg:x1="12.065cm" svg:y1="12.746cm" svg:x2="12.444cm" svg:y2="12.237cm">
            <text:p/>
          </draw:line>
          <draw:line draw:name="Line 1032" draw:style-name="gr11" draw:text-style-name="P1" draw:layer="layout" svg:x1="12.444cm" svg:y1="11.473cm" svg:x2="12.444cm" svg:y2="12.237cm">
            <text:p/>
          </draw:line>
          <draw:line draw:name="Line 1033" draw:style-name="gr11" draw:text-style-name="P1" draw:layer="layout" svg:x1="12.191cm" svg:y1="11.855cm" svg:x2="12.697cm" svg:y2="11.855cm">
            <text:p/>
          </draw:line>
          <draw:custom-shape draw:name="Oval 1034" draw:style-name="gr12" draw:text-style-name="P19" draw:layer="layout" svg:width="0.505cm" svg:height="0.381cm" svg:x="12.191cm" svg:y="11.218cm">
            <text:p/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35" draw:style-name="gr13" draw:text-style-name="P1" draw:layer="layout" svg:width="0.643cm" svg:height="0.927cm" svg:x="12.147cm" svg:y="12.789cm">
            <text:p text:style-name="P20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custom-shape draw:name="Rectangle 1036" draw:style-name="gr14" draw:text-style-name="P21" draw:layer="layout" svg:width="5.079cm" svg:height="2.539cm" svg:x="8.467cm" svg:y="14.182cm">
          <text:p/>
          <draw:enhanced-geometry draw:mirror-horizontal="false" draw:mirror-vertical="false" svg:viewBox="0 0 5080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37" draw:style-name="gr14" draw:text-style-name="P21" draw:layer="layout" svg:width="5.291cm" svg:height="2.751cm" svg:x="16.087cm" svg:y="14.182cm">
          <text:p/>
          <draw:enhanced-geometry draw:mirror-horizontal="false" draw:mirror-vertical="false" svg:viewBox="0 0 5292 27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38">
          <draw:line draw:name="Line 1039" draw:style-name="gr11" draw:text-style-name="P1" draw:layer="layout" svg:x1="17.436cm" svg:y1="12.237cm" svg:x2="17.815cm" svg:y2="12.746cm">
            <text:p/>
          </draw:line>
          <draw:line draw:name="Line 1040" draw:style-name="gr11" draw:text-style-name="P1" draw:layer="layout" svg:x1="17.056cm" svg:y1="12.746cm" svg:x2="17.436cm" svg:y2="12.237cm">
            <text:p/>
          </draw:line>
          <draw:line draw:name="Line 1041" draw:style-name="gr11" draw:text-style-name="P1" draw:layer="layout" svg:x1="17.436cm" svg:y1="11.473cm" svg:x2="17.436cm" svg:y2="12.237cm">
            <text:p/>
          </draw:line>
          <draw:line draw:name="Line 1042" draw:style-name="gr11" draw:text-style-name="P1" draw:layer="layout" svg:x1="17.183cm" svg:y1="11.855cm" svg:x2="17.688cm" svg:y2="11.855cm">
            <text:p/>
          </draw:line>
          <draw:custom-shape draw:name="Oval 1043" draw:style-name="gr12" draw:text-style-name="P19" draw:layer="layout" svg:width="0.505cm" svg:height="0.381cm" svg:x="17.183cm" svg:y="11.218cm">
            <text:p/>
            <draw:enhanced-geometry draw:mirror-horizontal="false" draw:mirror-vertical="false" svg:viewBox="0 0 506 382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Text Box 1044" draw:style-name="gr13" draw:text-style-name="P1" draw:layer="layout" svg:width="0.643cm" svg:height="0.927cm" svg:x="17.139cm" svg:y="12.789cm">
            <text:p text:style-name="P20"><text:span text:style-name="T18"><text:s/></text:span></text:p>
            <draw:enhanced-geometry draw:mirror-horizontal="false" draw:mirror-vertical="false" svg:viewBox="0 0 644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line draw:name="Line 1045" draw:style-name="gr15" draw:text-style-name="P1" draw:layer="layout" svg:x1="12.488cm" svg:y1="15.451cm" svg:x2="16.721cm" svg:y2="15.451cm">
          <text:p/>
        </draw:line>
        <draw:line draw:name="Line 1046" draw:style-name="gr15" draw:text-style-name="P1" draw:layer="layout" svg:x1="12.4cm" svg:y1="12.7cm" svg:x2="12.4cm" svg:y2="14.181cm">
          <text:p/>
        </draw:line>
        <draw:line draw:name="Line 1047" draw:style-name="gr15" draw:text-style-name="P1" draw:layer="layout" svg:x1="17.48cm" svg:y1="12.7cm" svg:x2="17.48cm" svg:y2="14.181cm">
          <text:p/>
        </draw:line>
        <draw:line draw:name="Line 1048" draw:style-name="gr15" draw:text-style-name="P1" draw:layer="layout" svg:x1="13.035cm" svg:y1="12.065cm" svg:x2="16.845cm" svg:y2="12.065cm">
          <text:p/>
        </draw:line>
        <draw:custom-shape draw:name="Rectangle 29" draw:style-name="gr13" draw:text-style-name="P1" draw:layer="layout" svg:width="4.758cm" svg:height="0.927cm" svg:x="17.923cm" svg:y="13.123cm">
          <text:p text:style-name="P10"><text:span text:style-name="T14">Rechnersystem 2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0" draw:style-name="gr16" draw:text-style-name="P19" draw:layer="layout" svg:width="1.269cm" svg:height="1.269cm" svg:x="16.722cm" svg:y="15.028cm">
          <text:p text:style-name="P22"><text:span text:style-name="T5">P1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gr16" draw:text-style-name="P19" draw:layer="layout" svg:width="1.269cm" svg:height="1.269cm" svg:x="19.262cm" svg:y="15.028cm">
          <text:p text:style-name="P22"><text:span text:style-name="T5">P2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32" draw:style-name="gr15" draw:text-style-name="P1" draw:layer="layout" svg:x1="17.991cm" svg:y1="15.663cm" svg:x2="19.261cm" svg:y2="15.663cm">
          <text:p/>
        </draw:line>
        <draw:custom-shape draw:name="Rectangle 33" draw:style-name="gr13" draw:text-style-name="P1" draw:layer="layout" svg:width="4.758cm" svg:height="0.927cm" svg:x="7.221cm" svg:y="13.123cm">
          <text:p text:style-name="P10"><text:span text:style-name="T14">Rechnersystem 1</text:span></text:p>
          <draw:enhanced-geometry draw:mirror-horizontal="false" draw:mirror-vertical="false" svg:viewBox="0 0 538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34" draw:style-name="gr16" draw:text-style-name="P19" draw:layer="layout" svg:width="1.269cm" svg:height="1.269cm" svg:x="11.218cm" svg:y="14.817cm">
          <text:p text:style-name="P22"><text:span text:style-name="T5">P3</text:span></text:p>
          <draw:enhanced-geometry draw:mirror-horizontal="false" draw:mirror-vertical="false" svg:viewBox="0 0 1270 127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angle 35" draw:style-name="gr13" draw:text-style-name="P1" draw:layer="layout" svg:width="0.876cm" svg:height="0.927cm" svg:x="18.214cm" svg:y="14.393cm">
          <text:p text:style-name="P10"><text:span text:style-name="T19">!!</text:span></text:p>
          <draw:enhanced-geometry draw:mirror-horizontal="false" draw:mirror-vertical="false" svg:viewBox="0 0 101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1" draw:layer="layout" svg:width="2.205cm" svg:height="0.927cm" svg:x="13.716cm" svg:y="14.526cm">
          <text:p text:style-name="P10"><text:span text:style-name="T14">verteilt</text:span></text:p>
          <draw:enhanced-geometry draw:mirror-horizontal="false" draw:mirror-vertical="false" svg:viewBox="0 0 2515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13" draw:text-style-name="P1" draw:layer="layout" svg:width="1.638cm" svg:height="0.927cm" svg:x="17.913cm" svg:y="15.924cm">
          <text:p text:style-name="P10"><text:span text:style-name="T14">lokal</text:span></text:p>
          <draw:enhanced-geometry draw:mirror-horizontal="false" draw:mirror-vertical="false" svg:viewBox="0 0 181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5" presentation:class="page"/>
          <draw:frame presentation:style-name="pr9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Wichtige Aspekte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8">
              <text:list-item>
                <text:p text:style-name="P14"><text:span text:style-name="T20">Speicherbasierte</text:span><text:span text:style-name="T15"> versus </text:span><text:span text:style-name="T20">nachrichtenbasierte</text:span><text:span text:style-name="T15"> Kommunikation</text:span></text:p>
              </text:list-item>
              <text:list-item>
                <text:p text:style-name="P14"><text:span text:style-name="T20">Verbindungsorientierte</text:span><text:span text:style-name="T15"> versus </text:span><text:span text:style-name="T20">verbindungslose</text:span><text:span text:style-name="T15"> Kommunikation</text:span></text:p>
              </text:list-item>
            </text:list>
            <text:list text:style-name="L6">
              <text:list-item>
                <text:p text:style-name="P24"><text:span text:style-name="T20">Synchrone</text:span><text:span text:style-name="T15"> versus </text:span><text:span text:style-name="T20">asynchrone</text:span><text:span text:style-name="T15"> Kommunikation</text:span></text:p>
              </text:list-item>
              <text:list-item>
                <text:p text:style-name="P24"><text:span text:style-name="T21">Senderichtung im Kommunikationskanal:</text:span><text:span text:style-name="T22"> </text:span><text:span text:style-name="T20">Halbduplex-</text:span><text:span text:style-name="T15"> versus </text:span><text:span text:style-name="T20">Vollduplex</text:span><text:span text:style-name="T15">-Betrieb, auch simplex möglich</text:span></text:p>
              </text:list-item>
              <text:list-item>
                <text:p text:style-name="P24"><text:span text:style-name="T15">Varianten der </text:span><text:span text:style-name="T20">Empfängeradressierung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Wichtige Aspekte</text:span></text:p>
          </draw:text-box>
        </draw:frame>
        <draw:custom-shape draw:name="Rectangle 5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6" presentation:class="page"/>
          <draw:frame presentation:style-name="pr10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peicherbasierte und nachrichtenbasiert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0.137cm" svg:x="2.328cm" svg:y="3.59cm" presentation:class="outline" presentation:user-transformed="true">
          <draw:text-box>
            <text:list text:style-name="L8">
              <text:list-item>
                <text:p text:style-name="P25"><text:span text:style-name="T20">Speicherbasiert:</text:span></text:p>
              </text:list-item>
            </text:list>
            <text:list text:style-name="L9">
              <text:list-item>
                <text:list>
                  <text:list-item>
                    <text:p text:style-name="P26"><text:span text:style-name="T23">Daten werden in einem gemeinsamen Speicher ausgetauscht oder „geshared“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27"><text:span text:style-name="T24">Gleicher Adressraum, Shared Memory</text:span></text:p>
                      </text:list-item>
                      <text:list-item>
                        <text:p text:style-name="P27"><text:span text:style-name="T24">Datenbank</text:span></text:p>
                      </text:list-item>
                      <text:list-item>
                        <text:p text:style-name="P27"><text:span text:style-name="T24">Datei</text:span></text:p>
                      </text:list-item>
                    </text:list>
                  </text:list-item>
                </text:list>
              </text:list-item>
              <text:list-item>
                <text:p text:style-name="P25"><text:span text:style-name="T20">Nachrichtenbasiert:</text:span></text:p>
                <text:list>
                  <text:list-item>
                    <text:p text:style-name="P26"><text:span text:style-name="T23">Zwischen Prozessen/Threads werden Nachrichten ausgetauscht </text:span><text:span text:style-name="T25">→</text:span><text:span text:style-name="T23"> einheitliches Protokoll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818cm" svg:height="2.327cm" svg:x="1.482cm" svg:y="0.723cm" presentation:class="title" presentation:user-transformed="true">
          <draw:text-box>
            <text:p text:style-name="P10"><text:span text:style-name="T9">Speicherbasierte und nachrichtenbasiert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8" draw:text-style-name="P21" draw:layer="layout" svg:width="2.596cm" svg:height="1.198cm" svg:x="7.501cm" svg:y="13.926cm">
          <text:p text:style-name="P22"><text:span text:style-name="T5">P1</text:span></text:p>
          <draw:enhanced-geometry draw:mirror-horizontal="false" draw:mirror-vertical="false" svg:viewBox="0 0 2597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7" draw:style-name="gr18" draw:text-style-name="P21" draw:layer="layout" svg:width="2.601cm" svg:height="1.198cm" svg:x="13.498cm" svg:y="13.926cm">
          <text:p text:style-name="P22"><text:span text:style-name="T5">P2</text:span></text:p>
          <draw:enhanced-geometry draw:mirror-horizontal="false" draw:mirror-vertical="false" svg:viewBox="0 0 2602 119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9" draw:style-name="gr19" draw:text-style-name="P28" draw:layer="layout" svg:x1="8.898cm" svg:y1="15.125cm" svg:x2="8.898cm" svg:y2="17.325cm">
          <text:p/>
        </draw:line>
        <draw:line draw:name="Gerade Verbindung 11" draw:style-name="gr19" draw:text-style-name="P28" draw:layer="layout" svg:x1="14.9cm" svg:y1="15.125cm" svg:x2="14.9cm" svg:y2="17.325cm">
          <text:p/>
        </draw:line>
        <draw:custom-shape draw:name="Gerade Verbindung mit Pfeil 13" draw:style-name="gr20" draw:text-style-name="P28" draw:layer="layout" svg:width="5.798cm" svg:height="0.001cm" svg:x="9.102cm" svg:y="16.1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4" draw:style-name="gr13" draw:text-style-name="P1" draw:layer="layout" svg:width="2.984cm" svg:height="0.843cm" svg:x="10.502cm" svg:y="15.324cm">
          <text:p text:style-name="P10"><text:span text:style-name="T26">Nachricht 1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6" draw:style-name="gr21" draw:text-style-name="P28" draw:layer="layout" svg:width="5.599cm" svg:height="0.001cm" svg:x="9.086cm" svg:y="17.12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17" draw:style-name="gr13" draw:text-style-name="P1" draw:layer="layout" svg:width="2.984cm" svg:height="0.843cm" svg:x="10.502cm" svg:y="16.325cm">
          <text:p text:style-name="P10"><text:span text:style-name="T26">Nachricht 2</text:span></text:p>
          <draw:enhanced-geometry draw:mirror-horizontal="false" draw:mirror-vertical="false" svg:viewBox="0 0 3353 84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7" presentation:class="page"/>
          <draw:frame presentation:style-name="pr11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erbindungsorientierte und verbindungslose Kommunikati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2.073cm" svg:x="2.328cm" svg:y="3.59cm" presentation:class="outline" presentation:user-transformed="true">
          <draw:text-box>
            <text:list text:style-name="L6">
              <text:list-item>
                <text:p text:style-name="P24"><text:span text:style-name="T20">Verbindungsorientiert:</text:span></text:p>
              </text:list-item>
            </text:list>
            <text:list text:style-name="L7">
              <text:list-item>
                <text:list>
                  <text:list-item>
                    <text:p text:style-name="P29"><text:span text:style-name="T23">Vor dem Datenaustausch wird eine logische Verbindung aufgebaut und danach wieder abgebaut</text:span></text:p>
                  </text:list-item>
                  <text:list-item>
                    <text:p text:style-name="P29"><text:span text:style-name="T23">Kommunikationspartner kennen Verbindungszustand</text:span></text:p>
                  </text:list-item>
                </text:list>
              </text:list-item>
              <text:list-item>
                <text:p text:style-name="P24"><text:span text:style-name="T20">Verbindungslos:</text:span></text:p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9"><text:span text:style-name="T23">Daten werden ohne Verbindungsmanagement vom Sender zum Empfänger übertragen</text:span></text:p>
                      </text:list-item>
                      <text:list-item>
                        <text:p text:style-name="P29"><text:span text:style-name="T23">Senderadresse wird in der Nachricht mit übertragen</text:span></text:p>
                      </text:list-item>
                    </text:list>
                  </text:list-item>
                </text:list>
              </text:list-item>
            </text:list>
            <text:p text:style-name="P24"><text:span text:style-name="T27"/></text:p>
          </draw:text-box>
        </draw:frame>
        <draw:frame draw:name="Rectangle 3" presentation:style-name="pr4" draw:text-style-name="P1" draw:layer="layout" svg:width="18.518cm" svg:height="2.327cm" svg:x="1.482cm" svg:y="0.723cm" presentation:class="title" presentation:user-transformed="true">
          <draw:text-box>
            <text:p text:style-name="P10"><text:span text:style-name="T9">Verbindungsorientierte und verbindungslose Kommunikation</text:span></text:p>
          </draw:text-box>
        </draw:frame>
        <draw:custom-shape draw:name="Rectangle 5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8" presentation:class="page"/>
          <draw:frame presentation:style-name="pr11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über einen Adressraum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0"><text:span text:style-name="T5">Zwei Threads kommunizieren in einem Adressraum miteinand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Speicherbasierte Kommunikation </text:span><text:span text:style-name="T28"><text:line-break/></text:span><text:span text:style-name="T28">über einen Adressraum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uppieren 42">
          <draw:custom-shape draw:name="Rectangle 197" draw:style-name="gr22" draw:text-style-name="P21" draw:layer="layout" svg:width="6.982cm" svg:height="5.003cm" svg:x="7.818cm" svg:y="7.126cm">
            <text:p/>
            <draw:enhanced-geometry draw:mirror-horizontal="false" draw:mirror-vertical="false" svg:viewBox="0 0 6983 500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3" draw:style-name="gr23" draw:text-style-name="P1" draw:layer="layout" svg:width="3.919cm" svg:height="0.58cm" svg:x="9.435cm" svg:y="7.514cm">
            <text:p text:style-name="P10"><text:span text:style-name="T29">Prozessadressraum</text:span></text:p>
            <draw:enhanced-geometry draw:mirror-horizontal="false" draw:mirror-vertical="false" svg:viewBox="0 0 3920 58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9" draw:style-name="gr24" draw:text-style-name="P21" draw:layer="layout" svg:width="6.982cm" svg:height="1.798cm" svg:x="7.818cm" svg:y="13.926cm">
            <text:p text:style-name="P22"><text:span text:style-name="T29">Betriebssystem</text:span></text:p>
            <draw:enhanced-geometry draw:mirror-horizontal="false" draw:mirror-vertical="false" svg:viewBox="0 0 6983 17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2" draw:style-name="gr24" draw:text-style-name="P21" draw:layer="layout" svg:width="2.115cm" svg:height="1.198cm" svg:x="12.474cm" svg:y="8.714cm">
            <text:p text:style-name="P22"><text:span text:style-name="T29">Thread 1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4" draw:style-name="gr24" draw:text-style-name="P21" draw:layer="layout" svg:width="2.115cm" svg:height="1.198cm" svg:x="8.03cm" svg:y="8.714cm">
            <text:p text:style-name="P22"><text:span text:style-name="T29">Thread 2</text:span></text:p>
            <draw:enhanced-geometry draw:mirror-horizontal="false" draw:mirror-vertical="false" svg:viewBox="0 0 2116 11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0" draw:style-name="gr25" draw:text-style-name="P1" draw:layer="layout" svg:x1="10.146cm" svg:y1="9.912cm" svg:x2="10.78cm" svg:y2="11.112cm">
            <text:p/>
          </draw:line>
          <draw:custom-shape draw:name="Text Box 191" draw:style-name="gr23" draw:text-style-name="P1" draw:layer="layout" svg:width="2.641cm" svg:height="0.496cm" svg:x="15.448cm" svg:y="11.112cm">
            <text:p text:style-name="P10"><text:span text:style-name="T30">Synchronisation</text:span></text:p>
            <draw:enhanced-geometry draw:mirror-horizontal="false" draw:mirror-vertical="false" svg:viewBox="0 0 2633 497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Oval 192" draw:style-name="gr26" draw:text-style-name="P21" draw:layer="layout" svg:width="2.115cm" svg:height="0.898cm" svg:x="10.146cm" svg:y="11.112cm">
            <text:p text:style-name="P22"><text:span text:style-name="T31">Shared Data</text:span></text:p>
            <draw:enhanced-geometry draw:mirror-horizontal="false" draw:mirror-vertical="false" svg:viewBox="0 0 2116 899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name="Line 195" draw:style-name="gr25" draw:text-style-name="P1" draw:layer="layout" svg:x1="12.473cm" svg:y1="9.912cm" svg:x2="11.839cm" svg:y2="11.112cm">
            <text:p/>
          </draw:line>
          <draw:custom-shape draw:name="Rectangle 197" draw:style-name="gr24" draw:text-style-name="P21" draw:layer="layout" svg:width="6.982cm" svg:height="1.498cm" svg:x="7.818cm" svg:y="12.312cm">
            <text:p text:style-name="P22"><text:span text:style-name="T29">Laufzeitsystem</text:span></text:p>
            <draw:enhanced-geometry draw:mirror-horizontal="false" draw:mirror-vertical="false" svg:viewBox="0 0 6983 149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196" draw:style-name="gr27" draw:text-style-name="P1" draw:layer="layout" svg:x1="9.299cm" svg:y1="9.912cm" svg:x2="9.299cm" svg:y2="12.611cm">
            <text:p/>
          </draw:line>
          <draw:line draw:name="Line 198" draw:style-name="gr27" draw:text-style-name="P1" draw:layer="layout" svg:x1="9.299cm" svg:y1="12.611cm" svg:x2="13.531cm" svg:y2="12.611cm">
            <text:p/>
          </draw:line>
          <draw:line draw:name="Line 199" draw:style-name="gr27" draw:text-style-name="P1" draw:layer="layout" svg:x1="13.531cm" svg:y1="12.611cm" svg:x2="13.531cm" svg:y2="9.912cm">
            <text:p/>
          </draw:line>
          <draw:line draw:name="Line 200" draw:style-name="gr28" draw:text-style-name="P1" draw:layer="layout" svg:x1="15.436cm" svg:y1="11.711cm" svg:x2="13.743cm" svg:y2="11.711cm">
            <text:p/>
          </draw:line>
        </draw:g>
        <presentation:notes draw:style-name="dp4">
          <draw:page-thumbnail draw:style-name="gr5" draw:layer="layout" svg:width="14.212cm" svg:height="10.659cm" svg:x="2.753cm" svg:y="2.16cm" draw:page-number="9" presentation:class="page"/>
          <draw:frame presentation:style-name="pr11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Speicherbasierte Kommunikation &#10;Variante Shared Memory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0"><text:span text:style-name="T5">Zwei Threads aus getrennten Adressräumen kommunizieren über Shared Memory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Speicherbasierte Kommunikation </text:span><text:span text:style-name="T28"><text:line-break/></text:span><text:span text:style-name="T28">Variante Shared Memory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9" draw:style-name="gr24" draw:text-style-name="P21" draw:layer="layout" svg:width="6.984cm" svg:height="3.205cm" svg:x="8.484cm" svg:y="12.718cm">
          <text:p text:style-name="P22"><text:span text:style-name="T29"/></text:p>
          <text:p text:style-name="P22"><text:span text:style-name="T29"/></text:p>
          <text:p text:style-name="P22"><text:span text:style-name="T29"/></text:p>
          <text:p text:style-name="P22"><text:span text:style-name="T29">Betriebssystem, Hauptspeicher</text:span></text:p>
          <draw:enhanced-geometry draw:mirror-horizontal="false" draw:mirror-vertical="false" svg:viewBox="0 0 6985 320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1" draw:style-name="gr22" draw:text-style-name="P21" draw:layer="layout" svg:width="2.539cm" svg:height="3.403cm" svg:x="8.484cm" svg:y="8.925cm">
          <text:p/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2" draw:style-name="gr24" draw:text-style-name="P21" draw:layer="layout" svg:width="2.116cm" svg:height="1.309cm" svg:x="8.696cm" svg:y="10.751cm">
          <text:p text:style-name="P22"><text:span text:style-name="T29">Thread 1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4" draw:style-name="gr24" draw:text-style-name="P21" draw:layer="layout" svg:width="2.116cm" svg:height="1.309cm" svg:x="8.696cm" svg:y="9.11cm">
          <text:p text:style-name="P22"><text:span text:style-name="T29">Thread 2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6" draw:style-name="gr22" draw:text-style-name="P21" draw:layer="layout" svg:width="2.539cm" svg:height="3.403cm" svg:x="12.929cm" svg:y="8.925cm">
          <text:p/>
          <draw:enhanced-geometry draw:mirror-horizontal="false" draw:mirror-vertical="false" svg:viewBox="0 0 2540 34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87" draw:style-name="gr24" draw:text-style-name="P21" draw:layer="layout" svg:width="2.116cm" svg:height="1.309cm" svg:x="13.141cm" svg:y="10.751cm">
          <text:p text:style-name="P22"><text:span text:style-name="T29">Thread 3</text:span></text:p>
          <draw:enhanced-geometry draw:mirror-horizontal="false" draw:mirror-vertical="false" svg:viewBox="0 0 2117 13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93" draw:style-name="gr11" draw:text-style-name="P1" draw:layer="layout" svg:x1="15.892cm" svg:y1="13.312cm" svg:x2="13.14cm" svg:y2="13.639cm">
          <text:p/>
        </draw:line>
        <draw:line draw:name="Line 194" draw:style-name="gr29" draw:text-style-name="P1" draw:layer="layout" svg:x1="9.542cm" svg:y1="11.998cm" svg:x2="9.542cm" svg:y2="14.622cm">
          <text:p/>
        </draw:line>
        <draw:line draw:name="Line 195" draw:style-name="gr29" draw:text-style-name="P1" draw:layer="layout" svg:x1="14.199cm" svg:y1="11.998cm" svg:x2="14.199cm" svg:y2="14.622cm">
          <text:p/>
        </draw:line>
        <draw:line draw:name="Line 196" draw:style-name="gr29" draw:text-style-name="P1" draw:layer="layout" svg:x1="9.542cm" svg:y1="14.622cm" svg:x2="14.199cm" svg:y2="14.622cm">
          <text:p/>
        </draw:line>
        <draw:line draw:name="Line 197" draw:style-name="gr11" draw:text-style-name="P1" draw:layer="layout" svg:x1="9.542cm" svg:y1="14.296cm" svg:x2="7.214cm" svg:y2="14.953cm">
          <text:p/>
        </draw:line>
        <draw:custom-shape draw:name="Text Box 198" draw:style-name="gr30" draw:text-style-name="P1" draw:layer="layout" svg:width="5.608cm" svg:height="1.594cm" svg:x="15.893cm" svg:y="11.999cm">
          <text:p text:style-name="P10"><text:span text:style-name="T29">Shared Memory wird in die Adressräume beider Prozesse kopiert</text:span></text:p>
          <draw:enhanced-geometry draw:mirror-horizontal="false" draw:mirror-vertical="false" svg:viewBox="0 0 5609 159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9" draw:style-name="gr22" draw:text-style-name="P21" draw:layer="layout" svg:width="2.751cm" svg:height="1.313cm" svg:x="10.389cm" svg:y="12.982cm">
          <text:p/>
          <draw:enhanced-geometry draw:mirror-horizontal="false" draw:mirror-vertical="false" svg:viewBox="0 0 2752 131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1" draw:style-name="gr30" draw:text-style-name="P1" draw:layer="layout" svg:width="2.751cm" svg:height="0.919cm" svg:x="10.389cm" svg:y="13.203cm">
          <text:p text:style-name="P22"><text:span text:style-name="T30">Shared </text:span></text:p>
          <text:p text:style-name="P22"><text:span text:style-name="T30">Memory</text:span></text:p>
          <draw:enhanced-geometry draw:mirror-horizontal="false" draw:mirror-vertical="false" svg:viewBox="0 0 2752 92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0" draw:style-name="gr31" draw:text-style-name="P1" draw:layer="layout" svg:x1="9.754cm" svg:y1="11.998cm" svg:x2="10.389cm" svg:y2="12.982cm">
          <text:p/>
        </draw:line>
        <draw:line draw:name="Line 189" draw:style-name="gr31" draw:text-style-name="P1" draw:layer="layout" svg:x1="13.987cm" svg:y1="11.998cm" svg:x2="13.14cm" svg:y2="12.982cm">
          <text:p/>
        </draw:line>
        <draw:custom-shape draw:name="Text Box 200" draw:style-name="gr30" draw:text-style-name="P1" draw:layer="layout" svg:width="3.549cm" svg:height="0.58cm" svg:x="4.299cm" svg:y="14.953cm">
          <text:p text:style-name="P10"><text:span text:style-name="T29">Synchronisation</text:span></text:p>
          <draw:enhanced-geometry draw:mirror-horizontal="false" draw:mirror-vertical="false" svg:viewBox="0 0 3550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0" draw:text-style-name="P1" draw:layer="layout" svg:width="2.402cm" svg:height="0.58cm" svg:x="8.498cm" svg:y="8.123cm">
          <text:p text:style-name="P22"><text:span text:style-name="T29">Prozess 1</text:span></text:p>
          <draw:enhanced-geometry draw:mirror-horizontal="false" draw:mirror-vertical="false" svg:viewBox="0 0 2403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0" draw:style-name="gr30" draw:text-style-name="P1" draw:layer="layout" svg:width="2.398cm" svg:height="0.58cm" svg:x="13.101cm" svg:y="8.123cm">
          <text:p text:style-name="P22"><text:span text:style-name="T29">Prozess 2</text:span></text:p>
          <draw:enhanced-geometry draw:mirror-horizontal="false" draw:mirror-vertical="false" svg:viewBox="0 0 2399 58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10" presentation:class="page"/>
          <draw:frame presentation:style-name="pr11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0"><text:span text:style-name="T5">Zwei Threads aus getrennten Adressräumen kommunizieren über Dateiaustaus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Speicherbasierte Kommunikation </text:span><text:span text:style-name="T28"><text:line-break/></text:span><text:span text:style-name="T28">Variante Gemeinsamer Dateizugriff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4.817cm" svg:height="6.985cm" svg:x="4.269cm" svg:y="8.326cm">
          <draw:image xlink:href="Pictures/2000006C00001B4C00000C6048118F22256D74C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1" presentation:class="page"/>
          <draw:frame presentation:style-name="pr11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Nachrichtenbasierte Kommunikation&#10;über Kommunikationsdienste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0"><text:span text:style-name="T5">Zwei Threads aus getrennten Adressräumen kommunizieren über Kommunikationsdienste</text:span></text:p>
              </text:list-item>
            </text:list>
            <text:list text:style-name="L7">
              <text:list-item>
                <text:list>
                  <text:list-item>
                    <text:p text:style-name="P31"><text:span text:style-name="T17">Z.B. über TCP oder UDP</text:span></text:p>
                  </text:list-item>
                  <text:list-item>
                    <text:p text:style-name="P31"><text:span text:style-name="T17">Sockets-Schnittstelle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Nachrichtenbasierte Kommunikation</text:span><text:span text:style-name="T28"><text:line-break/></text:span><text:span text:style-name="T28">über Kommunikationsdienste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5.875cm" svg:height="6.985cm" svg:x="3.281cm" svg:y="8.925cm">
          <draw:image xlink:href="Pictures/2000005300001C8500000C106D1FD6113DE3CA1B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2" presentation:class="page"/>
          <draw:frame presentation:style-name="pr11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59cm" presentation:class="outline" presentation:user-transformed="true">
          <draw:text-box>
            <text:list text:style-name="L6">
              <text:list-item>
                <text:p text:style-name="P14"><text:span text:style-name="T5">Synchrone Kommunikation is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165cm" svg:height="9.984cm" svg:x="0.529cm" svg:y="6.526cm">
          <draw:image xlink:href="Pictures/2000006C00002884000010463925DC6762E5AFF4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3" presentation:class="page"/>
          <draw:frame presentation:style-name="pr11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Synchron versus asynchron" draw:style-name="dp3" draw:master-page-name="Titel_20_und_20_Inhalt" presentation:presentation-page-layout-name="AL2T11">
        <draw:frame draw:name="Rectangle 2" presentation:style-name="pr8" draw:text-style-name="P1" draw:layer="layout" svg:width="20.742cm" svg:height="1.935cm" svg:x="2.328cm" svg:y="3.788cm" presentation:class="outline" presentation:user-transformed="true">
          <draw:text-box>
            <text:list text:style-name="L6">
              <text:list-item>
                <text:p text:style-name="P30"><text:span text:style-name="T5">Asynchrone Kommunikation ist beim Senden nicht blockierend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Synchron versus asynchron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306cm" svg:height="7.585cm" svg:x="0.494cm" svg:y="6.703cm">
          <draw:image xlink:href="Pictures/200000770000288400000C3423E1E6CC9A819916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4" presentation:class="page"/>
          <draw:frame presentation:style-name="pr11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Halbduplex- versus Vollduplexbetrieb" draw:style-name="dp3" draw:master-page-name="Titel_20_und_20_Inhalt" presentation:presentation-page-layout-name="AL2T11">
        <draw:frame draw:name="Rectangle 2" presentation:style-name="pr8" draw:text-style-name="P1" draw:layer="layout" svg:width="20.742cm" svg:height="4.735cm" svg:x="2.328cm" svg:y="3.788cm" presentation:class="outline" presentation:user-transformed="true">
          <draw:text-box>
            <text:list text:style-name="L6">
              <text:list-item>
                <text:p text:style-name="P32"><text:span text:style-name="T32">Halbduplex</text:span><text:span text:style-name="T33">: Nur einer der Partner sendet zu einer Zeit (Wechselbetrieb)</text:span></text:p>
              </text:list-item>
              <text:list-item>
                <text:p text:style-name="P32"><text:span text:style-name="T32">Vollduplex</text:span><text:span text:style-name="T33">: beide Partner können unabhängig voneinander senden (Gegenbetrieb)</text:span></text:p>
              </text:list-item>
              <text:list-item>
                <text:p text:style-name="P32"><text:span text:style-name="T33">Auch simplex möglich (nur in eine Richtung)</text:span></text:p>
              </text:list-item>
            </text:list>
            <text:p text:style-name="P33"><text:span text:style-name="T34"/></text:p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Halbduplex- versus Vollduplexbetrieb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4.306cm" svg:height="7.585cm" svg:x="0.953cm" svg:y="9.313cm">
          <draw:image xlink:href="Pictures/200000790000288400000C342C74A01C92A25B4C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5" presentation:class="page"/>
          <draw:frame presentation:style-name="pr11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Varianten der Empfängeradressierung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0"><text:span text:style-name="T5">Unicast: nur ein Empfänger wird adressiert</text:span></text:p>
              </text:list-item>
              <text:list-item>
                <text:p text:style-name="P30"><text:span text:style-name="T5">Alle anderen Varianten adressieren mehrere Empfänger</text:span></text:p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Varianten der Empfängeradressierung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72cm" svg:height="6.985cm" svg:x="1.482cm" svg:y="8.714cm">
          <draw:image xlink:href="Pictures/200001870000288400000C343D1DBBC611BA86EE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6" presentation:class="page"/>
          <draw:frame presentation:style-name="pr11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13">Lokale Kommunikation</text:span></text:p>
            </text:list-item>
            <text:list-item>
              <text:p text:style-name="P14"><text:span text:style-name="T5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8-04-29">29.04.18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17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&#10;Beispiele" draw:style-name="dp3" draw:master-page-name="Titel_20_und_20_Inhalt" presentation:presentation-page-layout-name="AL2T11">
        <draw:frame draw:name="Rectangle 2" presentation:style-name="pr8" draw:text-style-name="P1" draw:layer="layout" svg:width="21.377cm" svg:height="13.114cm" svg:x="2.117cm" svg:y="3.81cm" presentation:class="outline" presentation:user-transformed="true">
          <draw:text-box>
            <text:list text:style-name="L6">
              <text:list-item>
                <text:p text:style-name="P34"><text:span text:style-name="T5">Unter Unix (je nach Derivat) und Windows gibt es verschiedene IPC-Mechanismen:</text:span></text:p>
              </text:list-item>
            </text:list>
            <text:list text:style-name="L7">
              <text:list-item>
                <text:list>
                  <text:list-item>
                    <text:p text:style-name="P35"><text:span text:style-name="T35">Pipes</text:span><text:span text:style-name="T17"> und </text:span><text:span text:style-name="T35">FIFO‘s</text:span><text:span text:style-name="T17"> (Named Pipes) als Nachrichtenkanal</text:span></text:p>
                  </text:list-item>
                  <text:list-item>
                    <text:p text:style-name="P35"><text:span text:style-name="T17">Nachrichtenwarteschlangen (Message Queues)</text:span></text:p>
                  </text:list-item>
                  <text:list-item>
                    <text:p text:style-name="P35"><text:span text:style-name="T35">Gemeinsam genutzter Speicher</text:span><text:span text:style-name="T17"> (Shared Memory)</text:span></text:p>
                  </text:list-item>
                  <text:list-item>
                    <text:p text:style-name="P35"><text:span text:style-name="T35">Sockets</text:span><text:span text:style-name="T17"> via Loopback Netzwerk Interface</text:span></text:p>
                  </text:list-item>
                  <text:list-item>
                    <text:p text:style-name="P35"><text:span text:style-name="T35">Dateien</text:span></text:p>
                  </text:list-item>
                </text:list>
              </text:list-item>
            </text:list>
            <text:list text:style-name="L13">
              <text:list-item>
                <text:p text:style-name="P34"><text:span text:style-name="T5">Vorhandene Synchronisationsmechanismen: </text:span></text:p>
                <text:list>
                  <text:list-item>
                    <text:p text:style-name="P35"><text:span text:style-name="T17">Semaphore, Mutexe, Signale, Datei-Locks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Beispiele</text:span></text:p>
          </draw:text-box>
        </draw:frame>
        <presentation:notes draw:style-name="dp4">
          <draw:page-thumbnail draw:style-name="gr5" draw:layer="layout" svg:width="14.848cm" svg:height="11.136cm" svg:x="3.075cm" svg:y="2.257cm" draw:page-number="18" presentation:class="page"/>
          <draw:frame presentation:style-name="pr10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&#10;Pipes" draw:style-name="dp3" draw:master-page-name="Titel_20_und_20_Inhalt" presentation:presentation-page-layout-name="AL2T11">
        <draw:frame draw:name="Rectangle 2" presentation:style-name="pr8" draw:text-style-name="P36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0"><text:span text:style-name="T33">Pipes: Spezieller unidirektionaler Mechanismus</text:span></text:p>
              </text:list-item>
              <text:list-item>
                <text:p text:style-name="P30"><text:span text:style-name="T33">Unidirektionale und bidirektionale Kommunikation durch Nutzung mehrerer Pipes </text:span></text:p>
              </text:list-item>
              <text:list-item>
                <text:p text:style-name="P30"><text:span text:style-name="T33">Bidirektionale Kommunikation über zwei Pipes kann sowohl halb- als auch vollduplex betrieben werden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01cm" svg:height="6.985cm" svg:x="0.071cm" svg:y="10.654cm">
          <draw:image xlink:href="Pictures/200000AF0000287B00000C29468EB6E16F2FFE13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19" presentation:class="page"/>
          <draw:frame presentation:style-name="pr11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 unter Unix" draw:style-name="dp3" draw:master-page-name="Titel_20_und_20_Inhalt" presentation:presentation-page-layout-name="AL2T11">
        <draw:frame draw:name="Rectangle 2" presentation:style-name="pr8" draw:text-style-name="P1" draw:layer="layout" svg:width="21.003cm" svg:height="4.938cm" svg:x="2.297cm" svg:y="3.788cm" presentation:class="outline" presentation:user-transformed="true">
          <draw:text-box>
            <text:list text:style-name="L6">
              <text:list-item>
                <text:p text:style-name="P37"><text:span text:style-name="T35">Pipes</text:span><text:span text:style-name="T17"> werden u.a. genutzt, um die Standardausgabe eines Prozesses mit der Standardeingabe eines weiteren Prozesses zu verbinden </text:span></text:p>
              </text:list-item>
            </text:list>
            <text:p text:style-name="P37"><text:span text:style-name="T17"/></text:p>
            <text:list text:continue-numbering="true" text:style-name="L6">
              <text:list-item>
                <text:p text:style-name="P37"><text:span text:style-name="T17">Beispiel in Unix: </text:span><text:span text:style-name="T34">who | sort | lpr</text:span><text:span text:style-name="T17"> </text:span><text:span text:style-name="T26">(vgl.: Stevens)</text:span></text:p>
              </text:list-item>
            </text:list>
            <text:p text:style-name="P38"><text:span text:style-name="T36"/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 unter Unix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22.472cm" svg:height="6.985cm" svg:x="2.293cm" svg:y="9.525cm">
          <draw:image xlink:href="Pictures/200000730000288400000C341B368B60E06CEDE7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0" presentation:class="page"/>
          <draw:frame presentation:style-name="pr11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1)" draw:style-name="dp3" draw:master-page-name="Titel_20_und_20_Inhalt" presentation:presentation-page-layout-name="AL2T11">
        <draw:frame draw:name="Rectangle 2" presentation:style-name="pr8" draw:text-style-name="P1" draw:layer="layout" svg:width="22.483cm" svg:height="12.699cm" svg:x="2.117cm" svg:y="3.373cm" presentation:class="outline" presentation:user-transformed="true">
          <draw:text-box>
            <text:list text:style-name="L6">
              <text:list-item>
                <text:p text:style-name="P39"><text:span text:style-name="T13">Erzeugen</text:span><text:span text:style-name="T5"> einer Pipe:</text:span></text:p>
              </text:list-item>
            </text:list>
            <text:list text:style-name="L7">
              <text:list-item>
                <text:list>
                  <text:list-item>
                    <text:p text:style-name="P40"><text:span text:style-name="T17">Unter Unix mit dem Systemaufruf </text:span><text:span text:style-name="T34">pipe()</text:span><text:span text:style-name="T17"> oder </text:span><text:span text:style-name="T34">popen()</text:span><text:span text:style-name="T17"> </text:span></text:p>
                  </text:list-item>
                  <text:list-item>
                    <text:p text:style-name="P40"><text:span text:style-name="T17">Unter Windows NT mit </text:span><text:span text:style-name="T34">CreatePipe()</text:span></text:p>
                  </text:list-item>
                </text:list>
              </text:list-item>
              <text:list-item>
                <text:p text:style-name="P39"><text:span text:style-name="T13">Schließen</text:span><text:span text:style-name="T5"> einer Pipe: </text:span></text:p>
                <text:list>
                  <text:list-item>
                    <text:p text:style-name="P40"><text:span text:style-name="T17">Unter Unix mit dem Systemaufruf </text:span><text:span text:style-name="T34">close()</text:span><text:span text:style-name="T17"> oder </text:span><text:span text:style-name="T34">pclose()</text:span><text:span text:style-name="T17"> <text:s/></text:span></text:p>
                  </text:list-item>
                  <text:list-item>
                    <text:p text:style-name="P40"><text:span text:style-name="T17">Unter Windows NT mit </text:span><text:span text:style-name="T34">closeHandle()</text:span></text:p>
                  </text:list-item>
                </text:list>
              </text:list-item>
              <text:list-item>
                <text:p text:style-name="P39"><text:span text:style-name="T5">Elternprozess erzeugt Pipe und </text:span><text:span text:style-name="T13">vererbt</text:span><text:span text:style-name="T5"> sie an den Kindprozess</text:span></text:p>
              </text:list-item>
              <text:list-item>
                <text:p text:style-name="P39"><text:span text:style-name="T5">Man kann Pipes </text:span><text:span text:style-name="T13">blockierend</text:span><text:span text:style-name="T5"> (Normalmodus) und nicht blockierend einsetzen. Blockierend bedeutet:</text:span></text:p>
                <text:list>
                  <text:list-item>
                    <text:p text:style-name="P40"><text:span text:style-name="T17">Wenn die Pipe voll ist blockiert der Sendeprozess</text:span></text:p>
                  </text:list-item>
                  <text:list-item>
                    <text:p text:style-name="P40"><text:span text:style-name="T17">Wenn die Pipe leer ist blockiert der Leseprozess</text:span></text:p>
                  </text:list-item>
                  <text:list-item>
                    <text:p text:style-name="P40"><text:span text:style-name="T17">Sinnvoll für Erzeuger-Verbraucher-Problem</text:span></text:p>
                  </text:list-item>
                </text:list>
              </text:list-item>
            </text:list>
          </draw:text-box>
        </draw:frame>
        <draw:frame draw:name="Rectangle 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: Programmierung (1)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1" presentation:class="page"/>
          <draw:frame presentation:style-name="pr11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2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924cm" presentation:class="outline" presentation:user-transformed="true">
          <draw:text-box>
            <text:list text:style-name="L6">
              <text:list-item>
                <text:p text:style-name="P30"><text:span text:style-name="T5">Beispielprogramm </text:span></text:p>
              </text:list-item>
            </text:list>
            <text:p text:style-name="P41"><text:span text:style-name="T37">…</text:span></text:p>
            <text:p text:style-name="P42"><text:span text:style-name="T38">int fds[2]</text:span><text:span text:style-name="T38"><text:tab/></text:span><text:span text:style-name="T39">// Filedescriptoren für Pipe</text:span></text:p>
            <text:p text:style-name="P42"><text:span text:style-name="T38">char *text = “Hi, wie geht es!\n“;</text:span></text:p>
            <text:p text:style-name="P42"><text:span text:style-name="T38">char buffer[5];</text:span></text:p>
            <text:p text:style-name="P42"><text:span text:style-name="T38">int status;</text:span></text:p>
            <text:p text:style-name="P42"><text:span text:style-name="T38">…</text:span></text:p>
            <text:p text:style-name="P42"><text:span text:style-name="T38">pipe(fds);</text:span></text:p>
            <text:p text:style-name="P42"><text:span text:style-name="T38">if (fork() == 0) {</text:span></text:p>
            <text:p text:style-name="P42"><text:span text:style-name="T39"><text:tab/></text:span><text:span text:style-name="T39">// 1. Kindprozess, </text:span><text:span text:style-name="T40">Standardausgabe auf Pipe-Schreibseite (Pipe-Eingang) legen</text:span></text:p>
            <text:p text:style-name="P42"><text:span text:style-name="T39"><text:tab/></text:span><text:span text:style-name="T39">// und Pipe-Leseseite (Pipe-Ausgang) schließen (wird nicht benötigt)</text:span></text:p>
            <text:p text:style-name="P42"><text:span text:style-name="T38"><text:tab/></text:span><text:span text:style-name="T38">dup2(fds[1], 1); <text:s text:c="9"/></text:span><text:span text:style-name="T39">// fds[1] wird auf 1 = Standardausgabe gelegt</text:span></text:p>
            <text:p text:style-name="P42"><text:span text:style-name="T38"><text:tab/></text:span><text:span text:style-name="T38">close(fds[0]);</text:span></text:p>
            <text:p text:style-name="P42"><text:span text:style-name="T38"><text:tab/></text:span><text:span text:style-name="T38">write (1, text, strlen(text)+1);</text:span></text:p>
            <text:p text:style-name="P42"><text:span text:style-name="T38">}</text:span></text:p>
            <text:p text:style-name="P42"><text:span text:style-name="T38">else{ <text:s text:c="3"/></text:span><text:span text:style-name="T39">// … nächste Seite...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: Programmierung (2)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07cm" svg:y="10.8cm">
          <draw:image xlink:href="Pictures/20000061000029F9000015AB32CE801B8338FE0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2" presentation:class="page"/>
          <draw:frame presentation:style-name="pr11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3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43"><text:span text:style-name="T5">Beispielprogramm </text:span><text:span text:style-name="T37">…</text:span></text:p>
              </text:list-item>
            </text:list>
            <text:p text:style-name="P44"><text:span text:style-name="T37"/></text:p>
            <text:p text:style-name="P44"><text:span text:style-name="T37">else{</text:span></text:p>
            <text:p text:style-name="P45"><text:span text:style-name="T41"><text:tab/></text:span><text:span text:style-name="T42">if (fork() == 0) {</text:span></text:p>
            <text:p text:style-name="P46"><text:span text:style-name="T43"><text:tab/></text:span><text:span text:style-name="T43"><text:tab/></text:span><text:span text:style-name="T43"><text:tab/></text:span><text:span text:style-name="T43">// 2. Kindprozess, </text:span><text:span text:style-name="T44">Pipe-Leseseite (Pipe-Ausgang)</text:span><text:span text:style-name="T43"> auf </text:span></text:p>
            <text:p text:style-name="P46"><text:span text:style-name="T43"><text:tab/></text:span><text:span text:style-name="T43"><text:tab/></text:span><text:span text:style-name="T43"><text:tab/></text:span><text:span text:style-name="T43">// Standardeingabe umlenken und Pipe-Schreibseite </text:span></text:p>
            <text:p text:style-name="P46"><text:span text:style-name="T43"><text:tab/></text:span><text:span text:style-name="T43"><text:tab/></text:span><text:span text:style-name="T43"><text:tab/></text:span><text:span text:style-name="T43">// (Pipe-Eingang) schließen</text:span></text:p>
            <text:p text:style-name="P46"><text:span text:style-name="T42"><text:tab/></text:span><text:span text:style-name="T42"><text:tab/></text:span><text:span text:style-name="T42"><text:tab/></text:span><text:span text:style-name="T42">dup2(fds[0], 0); <text:s text:c="2"/></text:span><text:span text:style-name="T43">// fds[0] wird auf 0 = Standardeingabe gelegt</text:span></text:p>
            <text:p text:style-name="P46"><text:span text:style-name="T42"><text:tab/></text:span><text:span text:style-name="T42"><text:tab/></text:span><text:span text:style-name="T42"><text:tab/></text:span><text:span text:style-name="T42">close(fds[1]);</text:span></text:p>
            <text:p text:style-name="P46"><text:span text:style-name="T42"><text:tab/></text:span><text:span text:style-name="T42"><text:tab/></text:span><text:span text:style-name="T42"><text:tab/></text:span><text:span text:style-name="T42">while (count = read(0, buffer, 4)) </text:span></text:p>
            <text:p text:style-name="P46"><text:span text:style-name="T42"><text:tab/></text:span><text:span text:style-name="T42"><text:tab/></text:span><text:span text:style-name="T42"><text:tab/></text:span><text:span text:style-name="T42">{</text:span></text:p>
            <text:p text:style-name="P46"><text:span text:style-name="T42"><text:tab/></text:span><text:span text:style-name="T42"><text:tab/></text:span><text:span text:style-name="T42"><text:tab/></text:span><text:span text:style-name="T42"><text:tab/></text:span><text:span text:style-name="T43">// Pipe in einer Schleife auslesen</text:span></text:p>
            <text:p text:style-name="P46"><text:span text:style-name="T42"><text:tab/></text:span><text:span text:style-name="T42"><text:tab/></text:span><text:span text:style-name="T42"><text:tab/></text:span><text:span text:style-name="T42"><text:tab/></text:span><text:span text:style-name="T42">buffer[count] = 0; <text:s text:c="2"/></text:span><text:span text:style-name="T43">// String terminieren</text:span></text:p>
            <text:p text:style-name="P46"><text:span text:style-name="T42"><text:tab/></text:span><text:span text:style-name="T42"><text:tab/></text:span><text:span text:style-name="T42"><text:tab/></text:span><text:span text:style-name="T42"><text:tab/></text:span><text:span text:style-name="T42">printf(“%s“, buffer) </text:span><text:span text:style-name="T43">// und ausgeben</text:span></text:p>
            <text:p text:style-name="P46"><text:span text:style-name="T42"><text:tab/></text:span><text:span text:style-name="T42"><text:tab/></text:span><text:span text:style-name="T42"><text:tab/></text:span><text:span text:style-name="T42">}</text:span></text:p>
            <text:p text:style-name="P46"><text:span text:style-name="T42"><text:tab/></text:span><text:span text:style-name="T42"><text:tab/></text:span><text:span text:style-name="T42">}</text:span></text:p>
            <text:p text:style-name="P46"><text:span text:style-name="T42"/></text:p>
            <text:p text:style-name="P46"><text:span text:style-name="T43">// … nächste Seite ...</text:span></text:p>
            <text:p text:style-name="P46"><text:span text:style-name="T42"><text:tab/></text:span><text:span text:style-name="T42"><text:tab/>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: Programmierung (3)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066cm" svg:y="10.801cm">
          <draw:image xlink:href="Pictures/20000061000029F9000015AB32CE801B8338FE0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3" presentation:class="page"/>
          <draw:frame presentation:style-name="pr11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&#10;Pipes: Programmierung (4)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14">
              <text:list-item>
                <text:p text:style-name="P43"><text:span text:style-name="T5">Beispielprogramm</text:span></text:p>
              </text:list-item>
            </text:list>
            <text:p text:style-name="P44"><text:span text:style-name="T37">…</text:span></text:p>
            <text:p text:style-name="P44"><text:span text:style-name="T37"/></text:p>
            <text:p text:style-name="P44"><text:span text:style-name="T42"><text:tab/></text:span><text:span text:style-name="T42"><text:tab/></text:span><text:span text:style-name="T42">else {</text:span></text:p>
            <text:p text:style-name="P46"><text:span text:style-name="T43"><text:tab/></text:span><text:span text:style-name="T43"><text:tab/></text:span><text:span text:style-name="T43"><text:tab/></text:span><text:span text:style-name="T43">// Im Vaterprozess: </text:span><text:span text:style-name="T44">Pipe an beiden Seiten schließen</text:span><text:span text:style-name="T43"> und </text:span></text:p>
            <text:p text:style-name="P46"><text:span text:style-name="T43"><text:tab/></text:span><text:span text:style-name="T43"><text:tab/></text:span><text:span text:style-name="T43"><text:tab/></text:span><text:span text:style-name="T43">// auf das Beenden der Kindprozesse warten</text:span></text:p>
            <text:p text:style-name="P46"><text:span text:style-name="T42"><text:tab/></text:span><text:span text:style-name="T42"><text:tab/></text:span><text:span text:style-name="T42"><text:tab/></text:span><text:span text:style-name="T42">close(fds[0]);</text:span></text:p>
            <text:p text:style-name="P46"><text:span text:style-name="T42"><text:tab/></text:span><text:span text:style-name="T42"><text:tab/></text:span><text:span text:style-name="T42"><text:tab/></text:span><text:span text:style-name="T42">close[fds[1]);</text:span></text:p>
            <text:p text:style-name="P46"><text:span text:style-name="T42"><text:tab/></text:span><text:span text:style-name="T42"><text:tab/></text:span><text:span text:style-name="T42"><text:tab/></text:span><text:span text:style-name="T42">wait(&amp;status);</text:span></text:p>
            <text:p text:style-name="P46"><text:span text:style-name="T42"><text:tab/></text:span><text:span text:style-name="T42"><text:tab/></text:span><text:span text:style-name="T42"><text:tab/></text:span><text:span text:style-name="T42">wait(&amp;status);</text:span></text:p>
            <text:p text:style-name="P46"><text:span text:style-name="T42"><text:tab/></text:span><text:span text:style-name="T42"><text:tab/></text:span><text:span text:style-name="T42">}</text:span></text:p>
            <text:p text:style-name="P46"><text:span text:style-name="T42"><text:tab/></text:span><text:span text:style-name="T42"><text:tab/></text:span><text:span text:style-name="T42">exit(0);</text:span></text:p>
            <text:p text:style-name="P46"><text:span text:style-name="T42"><text:tab/></text:span><text:span text:style-name="T42">}</text:span></text:p>
            <text:p text:style-name="P46"><text:span text:style-name="T42">}</text:span></text:p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28"><text:line-break/></text:span><text:span text:style-name="T28">Pipes: Programmierung (4)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3" draw:layer="layout" svg:width="13.582cm" svg:height="6.985cm" svg:x="11.07cm" svg:y="10.8cm">
          <draw:image xlink:href="Pictures/20000061000029F9000015AB32CE801B8338FE08.wmf" xlink:type="simple" xlink:show="embed" xlink:actuate="onLoad">
            <text:p/>
          </draw:image>
        </draw:frame>
        <presentation:notes draw:style-name="dp4">
          <draw:page-thumbnail draw:style-name="gr5" draw:layer="layout" svg:width="14.212cm" svg:height="10.659cm" svg:x="2.753cm" svg:y="2.16cm" draw:page-number="24" presentation:class="page"/>
          <draw:frame presentation:style-name="pr11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9">Überblick</text:span></text:p>
          </draw:text-box>
        </draw:frame>
        <draw:custom-shape draw:name="Rectangle 8" draw:style-name="gr7" draw:text-style-name="P1" draw:layer="layout" svg:width="20.531cm" svg:height="7.407cm" svg:x="2.117cm" svg:y="3.916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13">Verteilte Kommunikation</text:span></text:p>
            </text:list-item>
          </text:list>
          <text:p text:style-name="P15"><text:span text:style-name="T14"/></text:p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7"><text:date style:data-style-name="D1" text:date-value="2018-04-29">29.04.18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7"><text:page-number>&lt;number&gt;</text:page-number></text:span></text:p>
            </draw:text-box>
          </draw:fram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25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Netze" draw:style-name="dp3" draw:master-page-name="Titel_20_und_20_Inhalt" presentation:presentation-page-layout-name="AL2T11">
        <draw:frame draw:name="Rectangle 2" presentation:style-name="pr4" draw:text-style-name="P1" draw:layer="layout" svg:width="20.954cm" svg:height="2.327cm" svg:x="1.482cm" svg:y="0.723cm" presentation:class="title" presentation:user-transformed="true">
          <draw:text-box>
            <text:p text:style-name="P10"><text:span text:style-name="T9">Netze</text:span></text:p>
          </draw:text-box>
        </draw:frame>
        <draw:frame draw:name="Rectangle 4" presentation:style-name="pr8" draw:text-style-name="P1" draw:layer="layout" svg:width="20.531cm" svg:height="12.699cm" svg:x="2.328cm" svg:y="3.598cm" presentation:class="outline" presentation:user-transformed="true">
          <draw:text-box>
            <text:list text:style-name="L6">
              <text:list-item>
                <text:p text:style-name="P47"><text:span text:style-name="T17">Netze werden in verschiedensten Bereichen benötigt</text:span></text:p>
              </text:list-item>
              <text:list-item>
                <text:p text:style-name="P47"><text:span text:style-name="T17">Beispiele für Netze:</text:span></text:p>
              </text:list-item>
            </text:list>
            <text:list text:style-name="L7">
              <text:list-item>
                <text:list>
                  <text:list-item>
                    <text:p text:style-name="P18"><text:span text:style-name="T45">Öffentlicher Fernsprechwählnetz</text:span></text:p>
                  </text:list-item>
                  <text:list-item>
                    <text:p text:style-name="P18"><text:span text:style-name="T45">Funknetze (Wireless LAN)</text:span></text:p>
                  </text:list-item>
                  <text:list-item>
                    <text:p text:style-name="P18"><text:span text:style-name="T45">Internet </text:span></text:p>
                  </text:list-item>
                  <text:list-item>
                    <text:p text:style-name="P18"><text:span text:style-name="T45">Lokale Netze</text:span></text:p>
                  </text:list-item>
                  <text:list-item>
                    <text:p text:style-name="P18"><text:span text:style-name="T45">...</text:span></text:p>
                  </text:list-item>
                </text:list>
              </text:list-item>
              <text:list-item>
                <text:p text:style-name="P47"><text:span text:style-name="T17">Durch das Internet und durch mobile Netze erhöht sich der Grad der Vernetzung immens</text:span></text:p>
              </text:list-item>
            </text:list>
          </draw:text-box>
        </draw:frame>
        <presentation:notes draw:style-name="dp4">
          <draw:page-thumbnail draw:style-name="gr5" draw:layer="layout" svg:width="14.848cm" svg:height="11.136cm" svg:x="3.075cm" svg:y="2.257cm" draw:page-number="26" presentation:class="page"/>
          <draw:frame presentation:style-name="pr10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rteilte Kommunikation zwischen Prozessen/Threads" draw:style-name="dp3" draw:master-page-name="Titel_20_und_20_Inhalt" presentation:presentation-page-layout-name="AL2T11">
        <draw:frame draw:name="Rectangle 2" presentation:style-name="pr8" draw:text-style-name="P1" draw:layer="layout" svg:width="20.742cm" svg:height="3.536cm" svg:x="2.328cm" svg:y="3.788cm" presentation:class="outline" presentation:user-transformed="true">
          <draw:text-box>
            <text:list text:style-name="L6">
              <text:list-item>
                <text:p text:style-name="P31"><text:span text:style-name="T17">Prozesse/Threads verschiedener Rechner kommunizieren</text:span></text:p>
              </text:list-item>
              <text:list-item>
                <text:p text:style-name="P31"><text:span text:style-name="T17">Betriebssystem stellt Kommunikationssystem bereit</text:span></text:p>
              </text:list-item>
              <text:list-item>
                <text:p text:style-name="P31"><text:span text:style-name="T17">Netzzugang erforderlich</text:span></text:p>
              </text:list-item>
            </text:list>
          </draw:text-box>
        </draw:frame>
        <draw:frame draw:name="Rectangle 3" presentation:style-name="pr4" draw:text-style-name="P1" draw:layer="layout" svg:width="22.017cm" svg:height="2.327cm" svg:x="1.482cm" svg:y="0.723cm" presentation:class="title" presentation:user-transformed="true">
          <draw:text-box>
            <text:p text:style-name="P10"><text:span text:style-name="T9">Verteilte Kommunikation zwischen</text:span><text:span text:style-name="T9"><text:line-break/></text:span><text:span text:style-name="T9">Prozessen/Threads</text:span></text:p>
          </draw:text-box>
        </draw:frame>
        <draw:custom-shape draw:name="Rectangle 4" draw:style-name="gr17" draw:text-style-name="P1" draw:layer="layout" svg:width="25.399cm" svg:height="0.001cm" svg:x="0cm" svg:y="0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7" draw:text-style-name="P1" draw:layer="layout" svg:width="25.399cm" svg:height="0.001cm" svg:x="0cm" svg:y="7.422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17" draw:text-style-name="P1" draw:layer="layout" svg:width="25.399cm" svg:height="0.001cm" svg:x="0cm" svg:y="7.276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17" draw:text-style-name="P1" draw:layer="layout" svg:width="25.399cm" svg:height="0.001cm" svg:x="0cm" svg:y="7.025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7" draw:text-style-name="P1" draw:layer="layout" svg:width="25.399cm" svg:height="0.001cm" svg:x="0cm" svg:y="7.369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6" draw:style-name="gr17" draw:text-style-name="P1" draw:layer="layout" svg:width="25.399cm" svg:height="0.001cm" svg:x="0cm" svg:y="6.033cm">
          <text:p/>
          <draw:enhanced-geometry draw:mirror-horizontal="false" draw:mirror-vertical="false" svg:viewBox="0 0 25400 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13" draw:layer="layout" svg:width="16.31cm" svg:height="9.984cm" svg:x="6.19cm" svg:y="8.197cm">
          <draw:image xlink:href="Pictures/200003020000287B000013237F719F2FFB6ACA46.wmf" xlink:type="simple" xlink:show="embed" xlink:actuate="onLoad">
            <text:p/>
          </draw:image>
        </draw:frame>
        <draw:custom-shape draw:name="Textfeld 17" draw:style-name="gr13" draw:text-style-name="P1" draw:layer="layout" svg:width="6.62cm" svg:height="1.603cm" svg:x="1.316cm" svg:y="9.723cm">
          <text:p text:style-name="P10"><text:span text:style-name="T14">Einbettung ins </text:span></text:p>
          <text:p text:style-name="P10"><text:span text:style-name="T14">Betriebssystem (Treiber)</text:span></text:p>
          <draw:enhanced-geometry draw:mirror-horizontal="false" draw:mirror-vertical="false" svg:viewBox="0 0 7409 160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20" draw:text-style-name="P28" draw:layer="layout" svg:width="2.799cm" svg:height="2.398cm" svg:x="5.697cm" svg:y="11.527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Rectangle 2" draw:style-name="gr5" draw:layer="layout" svg:width="13.219cm" svg:height="9.916cm" svg:x="3.25cm" svg:y="2.514cm" draw:page-number="27" presentation:class="page"/>
          <draw:frame draw:name="Rectangle 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ISO/OSI-Referenzmodell: Protokolle und Dienste" draw:style-name="dp1" draw:master-page-name="Titel_20_und_20_Inhalt" presentation:presentation-page-layout-name="AL1T19">
        <draw:custom-shape draw:name="Rectangle 2" draw:style-name="gr33" draw:text-style-name="P1" draw:layer="layout" svg:width="21.589cm" svg:height="13.951cm" svg:x="2.117cm" svg:y="3.175cm">
          <text:p/>
          <draw:enhanced-geometry draw:mirror-horizontal="false" draw:mirror-vertical="false" svg:viewBox="0 0 21590 13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3" presentation:style-name="pr4" draw:text-style-name="P1" draw:layer="layout" svg:width="18.318cm" svg:height="2.327cm" svg:x="1.482cm" svg:y="0.723cm" presentation:class="title" presentation:user-transformed="true">
          <draw:text-box>
            <text:p text:style-name="P10"><text:span text:style-name="T28">ISO/OSI-Referenzmodell: Protokolle und Dienste</text:span></text:p>
          </draw:text-box>
        </draw:frame>
        <draw:line draw:name="Line 36" draw:style-name="gr34" draw:text-style-name="P1" draw:layer="layout" svg:x1="5.08cm" svg:y1="6.729cm" svg:x2="5.08cm" svg:y2="15.032cm">
          <text:p/>
        </draw:line>
        <draw:custom-shape draw:name="Rectangle 37" draw:style-name="gr35" draw:text-style-name="P48" draw:layer="layout" svg:width="3.386cm" svg:height="1.084cm" svg:x="3.387cm" svg:y="15.033cm">
          <text:p text:style-name="P20"><text:span text:style-name="T37">Bitübertrag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8" draw:style-name="gr35" draw:text-style-name="P48" draw:layer="layout" svg:width="3.386cm" svg:height="1.084cm" svg:x="17.992cm" svg:y="15.033cm">
          <text:p text:style-name="P20"><text:span text:style-name="T37">Bitübertrag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39" draw:style-name="gr36" draw:text-style-name="P21" draw:layer="layout" svg:width="4.715cm" svg:height="0.758cm" svg:x="9.965cm" svg:y="5.08cm">
          <text:p text:style-name="P49"><text:span text:style-name="T46">Verarbeitungsprotokoll</text:span></text:p>
          <draw:enhanced-geometry draw:mirror-horizontal="false" draw:mirror-vertical="false" svg:viewBox="0 0 5288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0" draw:style-name="gr35" draw:text-style-name="P48" draw:layer="layout" svg:width="3.386cm" svg:height="1.084cm" svg:x="3.387cm" svg:y="13.41cm">
          <text:p text:style-name="P20"><text:span text:style-name="T37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1" draw:style-name="gr35" draw:text-style-name="P48" draw:layer="layout" svg:width="3.386cm" svg:height="1.084cm" svg:x="3.387cm" svg:y="11.783cm">
          <text:p text:style-name="P20"><text:span text:style-name="T37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2" draw:style-name="gr35" draw:text-style-name="P48" draw:layer="layout" svg:width="3.386cm" svg:height="1.084cm" svg:x="3.387cm" svg:y="10.16cm">
          <text:p text:style-name="P20"><text:span text:style-name="T37">Transport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3" draw:style-name="gr35" draw:text-style-name="P48" draw:layer="layout" svg:width="3.386cm" svg:height="1.079cm" svg:x="3.387cm" svg:y="8.537cm">
          <text:p text:style-name="P20"><text:span text:style-name="T37">Sitz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4" draw:style-name="gr35" draw:text-style-name="P48" draw:layer="layout" svg:width="3.386cm" svg:height="1.084cm" svg:x="3.387cm" svg:y="6.91cm">
          <text:p text:style-name="P20"><text:span text:style-name="T37">Darstel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35" draw:text-style-name="P48" draw:layer="layout" svg:width="3.386cm" svg:height="1.079cm" svg:x="3.387cm" svg:y="5.287cm">
          <text:p text:style-name="P20"><text:span text:style-name="T37">Verarbeit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34" draw:text-style-name="P1" draw:layer="layout" svg:x1="19.685cm" svg:y1="6.716cm" svg:x2="19.685cm" svg:y2="15.032cm">
          <text:p/>
        </draw:line>
        <draw:custom-shape draw:name="Rectangle 47" draw:style-name="gr35" draw:text-style-name="P48" draw:layer="layout" svg:width="3.386cm" svg:height="1.084cm" svg:x="17.992cm" svg:y="13.41cm">
          <text:p text:style-name="P20"><text:span text:style-name="T37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35" draw:text-style-name="P48" draw:layer="layout" svg:width="3.386cm" svg:height="1.084cm" svg:x="17.992cm" svg:y="11.783cm">
          <text:p text:style-name="P20"><text:span text:style-name="T37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9" draw:style-name="gr35" draw:text-style-name="P48" draw:layer="layout" svg:width="3.386cm" svg:height="1.084cm" svg:x="17.992cm" svg:y="10.16cm">
          <text:p text:style-name="P20"><text:span text:style-name="T37">Transport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0" draw:style-name="gr35" draw:text-style-name="P48" draw:layer="layout" svg:width="3.386cm" svg:height="1.079cm" svg:x="17.992cm" svg:y="8.537cm">
          <text:p text:style-name="P20"><text:span text:style-name="T37">Sitz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35" draw:text-style-name="P48" draw:layer="layout" svg:width="3.386cm" svg:height="1.084cm" svg:x="17.992cm" svg:y="6.91cm">
          <text:p text:style-name="P20"><text:span text:style-name="T37">Darstel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2" draw:style-name="gr35" draw:text-style-name="P48" draw:layer="layout" svg:width="3.386cm" svg:height="1.079cm" svg:x="17.992cm" svg:y="5.287cm">
          <text:p text:style-name="P20"><text:span text:style-name="T37">Verarbeit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3" draw:style-name="gr37" draw:text-style-name="P1" draw:layer="layout" svg:x1="6.773cm" svg:y1="7.452cm" svg:x2="17.991cm" svg:y2="7.452cm">
          <text:p/>
        </draw:line>
        <draw:custom-shape draw:name="Text Box 54" draw:style-name="gr36" draw:text-style-name="P21" draw:layer="layout" svg:width="4.427cm" svg:height="0.758cm" svg:x="9.974cm" svg:y="6.562cm">
          <text:p text:style-name="P49"><text:span text:style-name="T46">Darstellungsprotokoll</text:span></text:p>
          <draw:enhanced-geometry draw:mirror-horizontal="false" draw:mirror-vertical="false" svg:viewBox="0 0 4996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5" draw:style-name="gr37" draw:text-style-name="P1" draw:layer="layout" svg:x1="6.773cm" svg:y1="9.075cm" svg:x2="17.991cm" svg:y2="9.075cm">
          <text:p/>
        </draw:line>
        <draw:custom-shape draw:name="Text Box 56" draw:style-name="gr36" draw:text-style-name="P21" draw:layer="layout" svg:width="3.678cm" svg:height="0.758cm" svg:x="10.606cm" svg:y="8.043cm">
          <text:p text:style-name="P49"><text:span text:style-name="T46">Sitzungsprotokoll</text:span></text:p>
          <draw:enhanced-geometry draw:mirror-horizontal="false" draw:mirror-vertical="false" svg:viewBox="0 0 4124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7" draw:style-name="gr37" draw:text-style-name="P1" draw:layer="layout" svg:x1="6.773cm" svg:y1="10.702cm" svg:x2="17.991cm" svg:y2="10.702cm">
          <text:p/>
        </draw:line>
        <draw:custom-shape draw:name="Text Box 58" draw:style-name="gr36" draw:text-style-name="P21" draw:layer="layout" svg:width="3.919cm" svg:height="0.758cm" svg:x="10.375cm" svg:y="9.737cm">
          <text:p text:style-name="P49"><text:span text:style-name="T46">Transportprotokoll</text:span></text:p>
          <draw:enhanced-geometry draw:mirror-horizontal="false" draw:mirror-vertical="false" svg:viewBox="0 0 4310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9" draw:style-name="gr38" draw:text-style-name="P50" draw:layer="layout" svg:width="8.466cm" svg:height="5.291cm" svg:x="8.255cm" svg:y="11.007cm">
          <text:p/>
          <draw:enhanced-geometry draw:mirror-horizontal="false" draw:mirror-vertical="false" svg:viewBox="0 0 8467 529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35" draw:text-style-name="P48" draw:layer="layout" svg:width="3.386cm" svg:height="1.079cm" svg:x="8.678cm" svg:y="15.05cm">
          <text:p text:style-name="P20"><text:span text:style-name="T37">Bitübertrag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1" draw:style-name="gr35" draw:text-style-name="P48" draw:layer="layout" svg:width="3.386cm" svg:height="1.084cm" svg:x="8.678cm" svg:y="13.423cm">
          <text:p text:style-name="P20"><text:span text:style-name="T37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2" draw:style-name="gr35" draw:text-style-name="P48" draw:layer="layout" svg:width="3.386cm" svg:height="1.084cm" svg:x="8.678cm" svg:y="11.783cm">
          <text:p text:style-name="P20"><text:span text:style-name="T46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3" draw:style-name="gr35" draw:text-style-name="P48" draw:layer="layout" svg:width="3.386cm" svg:height="1.079cm" svg:x="12.7cm" svg:y="15.05cm">
          <text:p text:style-name="P20"><text:span text:style-name="T37">Bitübertragung</text:span></text:p>
          <draw:enhanced-geometry draw:mirror-horizontal="false" draw:mirror-vertical="false" svg:viewBox="0 0 3387 108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4" draw:style-name="gr35" draw:text-style-name="P48" draw:layer="layout" svg:width="3.386cm" svg:height="1.084cm" svg:x="12.7cm" svg:y="13.423cm">
          <text:p text:style-name="P20"><text:span text:style-name="T37">Sicher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5" draw:style-name="gr35" draw:text-style-name="P48" draw:layer="layout" svg:width="3.386cm" svg:height="1.084cm" svg:x="12.7cm" svg:y="11.783cm">
          <text:p text:style-name="P20"><text:span text:style-name="T46">Vermittlung</text:span></text:p>
          <draw:enhanced-geometry draw:mirror-horizontal="false" draw:mirror-vertical="false" svg:viewBox="0 0 3387 1085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6" draw:style-name="gr37" draw:text-style-name="P1" draw:layer="layout" svg:x1="6.773cm" svg:y1="12.325cm" svg:x2="8.466cm" svg:y2="12.325cm">
          <text:p/>
        </draw:line>
        <draw:line draw:name="Line 67" draw:style-name="gr37" draw:text-style-name="P1" draw:layer="layout" svg:x1="6.773cm" svg:y1="13.771cm" svg:x2="8.466cm" svg:y2="13.771cm">
          <text:p/>
        </draw:line>
        <draw:line draw:name="Line 68" draw:style-name="gr37" draw:text-style-name="P1" draw:layer="layout" svg:x1="6.773cm" svg:y1="15.575cm" svg:x2="8.466cm" svg:y2="15.575cm">
          <text:p/>
        </draw:line>
        <draw:line draw:name="Line 69" draw:style-name="gr37" draw:text-style-name="P1" draw:layer="layout" svg:x1="16.086cm" svg:y1="12.325cm" svg:x2="17.991cm" svg:y2="12.325cm">
          <text:p/>
        </draw:line>
        <draw:line draw:name="Line 70" draw:style-name="gr37" draw:text-style-name="P1" draw:layer="layout" svg:x1="16.086cm" svg:y1="13.952cm" svg:x2="17.991cm" svg:y2="13.952cm">
          <text:p/>
        </draw:line>
        <draw:line draw:name="Line 71" draw:style-name="gr37" draw:text-style-name="P1" draw:layer="layout" svg:x1="16.086cm" svg:y1="15.575cm" svg:x2="17.991cm" svg:y2="15.575cm">
          <text:p/>
        </draw:line>
        <draw:line draw:name="Line 72" draw:style-name="gr39" draw:text-style-name="P1" draw:layer="layout" svg:x1="12.065cm" svg:y1="12.505cm" svg:x2="12.7cm" svg:y2="12.505cm">
          <text:p/>
        </draw:line>
        <draw:line draw:name="Line 73" draw:style-name="gr39" draw:text-style-name="P1" draw:layer="layout" svg:x1="12.065cm" svg:y1="13.952cm" svg:x2="12.7cm" svg:y2="13.952cm">
          <text:p/>
        </draw:line>
        <draw:line draw:name="Line 74" draw:style-name="gr39" draw:text-style-name="P1" draw:layer="layout" svg:x1="12.065cm" svg:y1="15.575cm" svg:x2="12.7cm" svg:y2="15.575cm">
          <text:p/>
        </draw:line>
        <draw:custom-shape draw:name="Text Box 75" draw:style-name="gr40" draw:text-style-name="P21" draw:layer="layout" svg:width="0.96cm" svg:height="0.758cm" svg:x="2.117cm" svg:y="5.825cm">
          <text:p text:style-name="P49"><text:span text:style-name="T46">7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" draw:style-name="gr40" draw:text-style-name="P21" draw:layer="layout" svg:width="0.96cm" svg:height="0.758cm" svg:x="2.117cm" svg:y="7.272cm">
          <text:p text:style-name="P49"><text:span text:style-name="T46">6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7" draw:style-name="gr40" draw:text-style-name="P21" draw:layer="layout" svg:width="0.96cm" svg:height="0.758cm" svg:x="2.117cm" svg:y="8.894cm">
          <text:p text:style-name="P49"><text:span text:style-name="T46">5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8" draw:style-name="gr40" draw:text-style-name="P21" draw:layer="layout" svg:width="0.96cm" svg:height="0.758cm" svg:x="2.117cm" svg:y="10.522cm">
          <text:p text:style-name="P49"><text:span text:style-name="T46">4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9" draw:style-name="gr40" draw:text-style-name="P21" draw:layer="layout" svg:width="0.96cm" svg:height="0.758cm" svg:x="2.117cm" svg:y="12.144cm">
          <text:p text:style-name="P49"><text:span text:style-name="T46">3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0" draw:style-name="gr40" draw:text-style-name="P21" draw:layer="layout" svg:width="0.96cm" svg:height="0.758cm" svg:x="2.117cm" svg:y="13.591cm">
          <text:p text:style-name="P49"><text:span text:style-name="T46">2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1" draw:style-name="gr40" draw:text-style-name="P21" draw:layer="layout" svg:width="0.96cm" svg:height="0.758cm" svg:x="2.117cm" svg:y="15.214cm">
          <text:p text:style-name="P49"><text:span text:style-name="T46">1</text:span></text:p>
          <draw:enhanced-geometry draw:mirror-horizontal="false" draw:mirror-vertical="false" svg:viewBox="0 0 961 759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82" draw:style-name="gr41" draw:text-style-name="P21" draw:layer="layout" svg:width="3.174cm" svg:height="0.722cm" svg:x="3.598cm" svg:y="3.598cm">
          <text:p text:style-name="P20"><text:span text:style-name="T47">Sender</text:span></text:p>
          <draw:enhanced-geometry draw:mirror-horizontal="false" draw:mirror-vertical="false" svg:viewBox="0 0 3175 72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3" draw:style-name="gr28" draw:text-style-name="P1" draw:layer="layout" svg:x1="5.08cm" svg:y1="4.321cm" svg:x2="5.08cm" svg:y2="4.863cm">
          <text:p/>
        </draw:line>
        <draw:custom-shape draw:name="Oval 84" draw:style-name="gr41" draw:text-style-name="P21" draw:layer="layout" svg:width="3.174cm" svg:height="0.722cm" svg:x="18.203cm" svg:y="3.598cm">
          <text:p text:style-name="P20"><text:span text:style-name="T47">Empfänger</text:span></text:p>
          <draw:enhanced-geometry draw:mirror-horizontal="false" draw:mirror-vertical="false" svg:viewBox="0 0 3175 72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name="Line 85" draw:style-name="gr42" draw:text-style-name="P1" draw:layer="layout" svg:x1="19.896cm" svg:y1="4.321cm" svg:x2="19.896cm" svg:y2="4.863cm">
          <text:p/>
        </draw:line>
        <draw:line draw:name="Line 86" draw:style-name="gr37" draw:text-style-name="P1" draw:layer="layout" svg:x1="6.773cm" svg:y1="6.006cm" svg:x2="17.991cm" svg:y2="6.006cm">
          <text:p/>
        </draw:line>
        <draw:custom-shape draw:name="Text Box 87" draw:style-name="gr36" draw:text-style-name="P21" draw:layer="layout" svg:width="3.183cm" svg:height="0.927cm" svg:x="3.703cm" svg:y="16.391cm">
          <text:p text:style-name="P10"><text:span text:style-name="T14">Endsystem</text:span></text:p>
          <draw:enhanced-geometry draw:mirror-horizontal="false" draw:mirror-vertical="false" svg:viewBox="0 0 36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8" draw:style-name="gr36" draw:text-style-name="P21" draw:layer="layout" svg:width="3.945cm" svg:height="0.927cm" svg:x="10.537cm" svg:y="16.391cm">
          <text:p text:style-name="P10"><text:span text:style-name="T14">Transitsystem</text:span></text:p>
          <draw:enhanced-geometry draw:mirror-horizontal="false" draw:mirror-vertical="false" svg:viewBox="0 0 4399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89" draw:style-name="gr36" draw:text-style-name="P21" draw:layer="layout" svg:width="3.183cm" svg:height="0.927cm" svg:x="18.308cm" svg:y="16.391cm">
          <text:p text:style-name="P10"><text:span text:style-name="T14">Endsystem</text:span></text:p>
          <draw:enhanced-geometry draw:mirror-horizontal="false" draw:mirror-vertical="false" svg:viewBox="0 0 360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28" presentation:class="page"/>
          <draw:frame presentation:style-name="pr9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TCP-Referenzmodell" draw:style-name="dp1" draw:master-page-name="Titel_20_und_20_Inhalt" presentation:presentation-page-layout-name="AL1T19">
        <draw:custom-shape draw:name="Rectangle 2" draw:style-name="gr33" draw:text-style-name="P1" draw:layer="layout" svg:width="21.589cm" svg:height="13.951cm" svg:x="2.117cm" svg:y="3.175cm">
          <text:p/>
          <draw:enhanced-geometry draw:mirror-horizontal="false" draw:mirror-vertical="false" svg:viewBox="0 0 21590 13952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" draw:style-name="gr34" draw:text-style-name="P1" draw:layer="layout" svg:x1="20.108cm" svg:y1="5.715cm" svg:x2="20.108cm" svg:y2="15.451cm">
          <text:p/>
        </draw:line>
        <draw:line draw:name="Line 5" draw:style-name="gr34" draw:text-style-name="P1" draw:layer="layout" svg:x1="5.503cm" svg:y1="5.715cm" svg:x2="5.503cm" svg:y2="15.451cm">
          <text:p/>
        </draw:line>
        <draw:line draw:name="Line 6" draw:style-name="gr43" draw:text-style-name="P1" draw:layer="layout" svg:x1="7.196cm" svg:y1="5.062cm" svg:x2="18.415cm" svg:y2="5.062cm">
          <text:p/>
        </draw:line>
        <draw:custom-shape draw:name="Text Box 7" draw:style-name="gr13" draw:text-style-name="P1" draw:layer="layout" svg:width="7.653cm" svg:height="0.927cm" svg:x="9.372cm" svg:y="4.004cm">
          <text:p text:style-name="P49"><text:span text:style-name="T19">z.B. ftp, telnet, SNMP,http,...</text:span></text:p>
          <draw:enhanced-geometry draw:mirror-horizontal="false" draw:mirror-vertical="false" svg:viewBox="0 0 9686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4" draw:text-style-name="P51" draw:layer="layout" svg:width="3.386cm" svg:height="2.539cm" svg:x="3.81cm" svg:y="13.758cm">
          <text:p text:style-name="P20"><text:span text:style-name="T47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44" draw:text-style-name="P48" draw:layer="layout" svg:width="3.386cm" svg:height="1.269cm" svg:x="3.81cm" svg:y="11.853cm">
          <text:p text:style-name="P20"><text:span text:style-name="T48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44" draw:text-style-name="P48" draw:layer="layout" svg:width="3.386cm" svg:height="1.269cm" svg:x="3.81cm" svg:y="9.948cm">
          <text:p text:style-name="P20"><text:span text:style-name="T48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44" draw:text-style-name="P51" draw:layer="layout" svg:width="3.386cm" svg:height="1.269cm" svg:x="3.81cm" svg:y="4.445cm">
          <text:p text:style-name="P20"><text:span text:style-name="T47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44" draw:text-style-name="P48" draw:layer="layout" svg:width="3.386cm" svg:height="1.269cm" svg:x="18.415cm" svg:y="11.853cm">
          <text:p text:style-name="P20"><text:span text:style-name="T48">Interne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44" draw:text-style-name="P48" draw:layer="layout" svg:width="3.386cm" svg:height="1.269cm" svg:x="18.415cm" svg:y="9.931cm">
          <text:p text:style-name="P20"><text:span text:style-name="T48">Transport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44" draw:text-style-name="P51" draw:layer="layout" svg:width="3.386cm" svg:height="1.269cm" svg:x="18.415cm" svg:y="4.427cm">
          <text:p text:style-name="P20"><text:span text:style-name="T47">Verarbeitung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43" draw:text-style-name="P1" draw:layer="layout" svg:x1="7.196cm" svg:y1="14.94cm" svg:x2="18.415cm" svg:y2="14.94cm">
          <text:p/>
        </draw:line>
        <draw:line draw:name="Line 16" draw:style-name="gr43" draw:text-style-name="P1" draw:layer="layout" svg:x1="7.196cm" svg:y1="10.565cm" svg:x2="18.415cm" svg:y2="10.565cm">
          <text:p/>
        </draw:line>
        <draw:custom-shape draw:name="Text Box 17" draw:style-name="gr13" draw:text-style-name="P1" draw:layer="layout" svg:width="3.835cm" svg:height="0.927cm" svg:x="10.571cm" svg:y="9.49cm">
          <text:p text:style-name="P49"><text:span text:style-name="T19">TCP und UDP</text:span></text:p>
          <draw:enhanced-geometry draw:mirror-horizontal="false" draw:mirror-vertical="false" svg:viewBox="0 0 4640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8" draw:style-name="gr45" draw:text-style-name="P1" draw:layer="layout" svg:width="0.96cm" svg:height="0.927cm" svg:x="2.54cm" svg:y="4.657cm">
          <text:p text:style-name="P49"><text:span text:style-name="T19">7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9" draw:style-name="gr45" draw:text-style-name="P1" draw:layer="layout" svg:width="0.96cm" svg:height="0.927cm" svg:x="2.54cm" svg:y="6.35cm">
          <text:p text:style-name="P49"><text:span text:style-name="T19">6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0" draw:style-name="gr45" draw:text-style-name="P1" draw:layer="layout" svg:width="0.96cm" svg:height="0.927cm" svg:x="2.54cm" svg:y="8.255cm">
          <text:p text:style-name="P49"><text:span text:style-name="T19">5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1" draw:style-name="gr45" draw:text-style-name="P1" draw:layer="layout" svg:width="0.96cm" svg:height="0.927cm" svg:x="2.54cm" svg:y="10.16cm">
          <text:p text:style-name="P49"><text:span text:style-name="T19">4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2" draw:style-name="gr45" draw:text-style-name="P1" draw:layer="layout" svg:width="0.96cm" svg:height="0.927cm" svg:x="2.54cm" svg:y="12.065cm">
          <text:p text:style-name="P49"><text:span text:style-name="T19">3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3" draw:style-name="gr45" draw:text-style-name="P1" draw:layer="layout" svg:width="0.96cm" svg:height="0.927cm" svg:x="2.54cm" svg:y="13.758cm">
          <text:p text:style-name="P49"><text:span text:style-name="T19">2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4" draw:style-name="gr45" draw:text-style-name="P1" draw:layer="layout" svg:width="0.96cm" svg:height="0.927cm" svg:x="2.54cm" svg:y="15.028cm">
          <text:p text:style-name="P49"><text:span text:style-name="T19">1</text:span></text:p>
          <draw:enhanced-geometry draw:mirror-horizontal="false" draw:mirror-vertical="false" svg:viewBox="0 0 961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5" draw:style-name="gr43" draw:text-style-name="P1" draw:layer="layout" svg:x1="7.196cm" svg:y1="12.488cm" svg:x2="18.415cm" svg:y2="12.488cm">
          <text:p/>
        </draw:line>
        <draw:custom-shape draw:name="Text Box 26" draw:style-name="gr46" draw:text-style-name="P1" draw:layer="layout" svg:width="5.926cm" svg:height="0.927cm" svg:x="10.16cm" svg:y="11.43cm">
          <text:p text:style-name="P49"><text:span text:style-name="T19">IP, ARP, RARP,...</text:span></text:p>
          <draw:enhanced-geometry draw:mirror-horizontal="false" draw:mirror-vertical="false" svg:viewBox="0 0 5927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27" draw:style-name="gr13" draw:text-style-name="P1" draw:layer="layout" svg:width="4.321cm" svg:height="0.927cm" svg:x="10.592cm" svg:y="14.076cm">
          <text:p text:style-name="P49"><text:span text:style-name="T19">nicht festgelegt</text:span></text:p>
          <draw:enhanced-geometry draw:mirror-horizontal="false" draw:mirror-vertical="false" svg:viewBox="0 0 5563 92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" draw:style-name="gr47" draw:text-style-name="P1" draw:layer="layout" svg:width="3.386cm" svg:height="1.269cm" svg:x="3.81cm" svg:y="8.043cm">
          <text:p text:style-name="P49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47" draw:text-style-name="P1" draw:layer="layout" svg:width="3.386cm" svg:height="1.269cm" svg:x="3.81cm" svg:y="6.138cm">
          <text:p text:style-name="P49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47" draw:text-style-name="P1" draw:layer="layout" svg:width="3.386cm" svg:height="1.269cm" svg:x="18.415cm" svg:y="8.026cm">
          <text:p text:style-name="P49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1" draw:style-name="gr47" draw:text-style-name="P1" draw:layer="layout" svg:width="3.386cm" svg:height="1.269cm" svg:x="18.415cm" svg:y="6.121cm">
          <text:p text:style-name="P49"><text:span text:style-name="T48">leer</text:span></text:p>
          <draw:enhanced-geometry draw:mirror-horizontal="false" draw:mirror-vertical="false" svg:viewBox="0 0 338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2" draw:style-name="gr44" draw:text-style-name="P51" draw:layer="layout" svg:width="3.386cm" svg:height="2.539cm" svg:x="18.415cm" svg:y="13.758cm">
          <text:p text:style-name="P20"><text:span text:style-name="T47">Host an Netz</text:span></text:p>
          <draw:enhanced-geometry draw:mirror-horizontal="false" draw:mirror-vertical="false" svg:viewBox="0 0 3387 254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33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TCP-Referenzmodell</text:span></text:p>
          </draw:text-box>
        </draw:frame>
        <presentation:notes draw:style-name="dp4">
          <draw:page-thumbnail draw:style-name="gr5" draw:layer="layout" svg:width="14.212cm" svg:height="10.659cm" svg:x="2.753cm" svg:y="2.16cm" draw:page-number="29" presentation:class="page"/>
          <draw:frame presentation:style-name="pr9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rotokolle" draw:style-name="dp1" draw:master-page-name="Titel_20_und_20_Inhalt" presentation:presentation-page-layout-name="AL1T19">
        <draw:g draw:name="Group 2">
          <draw:custom-shape draw:name="Text Box 3" draw:style-name="gr36" draw:text-style-name="P21" draw:layer="layout" svg:width="4.978cm" svg:height="0.927cm" svg:x="18.798cm" svg:y="9.062cm">
            <text:p text:style-name="P49"><text:span text:style-name="T49">Anwendungs-PDU</text:span></text:p>
            <draw:enhanced-geometry draw:mirror-horizontal="false" draw:mirror-vertical="false" svg:viewBox="0 0 4987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4" draw:style-name="gr36" draw:text-style-name="P21" draw:layer="layout" svg:width="4.317cm" svg:height="0.927cm" svg:x="18.846cm" svg:y="11.13cm">
            <text:p text:style-name="P49"><text:span text:style-name="T49">Transport-PDU</text:span></text:p>
            <draw:enhanced-geometry draw:mirror-horizontal="false" draw:mirror-vertical="false" svg:viewBox="0 0 4280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AutoShape 5" draw:style-name="gr48" draw:text-style-name="P21" draw:layer="layout" svg:width="3.386cm" svg:height="1.657cm" svg:x="2.54cm" svg:y="12.488cm">
            <text:p text:style-name="P20"><text:span text:style-name="T50">IP</text:span></text:p>
            <text:p text:style-name="P20"><text:span text:style-name="T50"><text:s/></text:span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6" draw:style-name="gr48" draw:text-style-name="P21" draw:layer="layout" svg:width="3.386cm" svg:height="1.657cm" svg:x="5.503cm" svg:y="12.488cm">
            <text:p text:style-name="P20"><text:span text:style-name="T50">TCP/UDP</text:span></text:p>
            <text:p text:style-name="P20"><text:span text:style-name="T50"><text:s/></text:span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7" draw:style-name="gr48" draw:text-style-name="P21" draw:layer="layout" svg:width="3.386cm" svg:height="1.657cm" svg:x="8.467cm" svg:y="12.488cm">
            <text:p text:style-name="P20"><text:span text:style-name="T50">Anwendung </text:span></text:p>
            <text:p text:style-name="P20"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8" draw:style-name="gr48" draw:text-style-name="P21" draw:layer="layout" svg:width="7.196cm" svg:height="1.657cm" svg:x="11.43cm" svg:y="12.488cm">
            <text:p text:style-name="P20"><text:span text:style-name="T5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9" draw:style-name="gr48" draw:text-style-name="P21" draw:layer="layout" svg:width="3.386cm" svg:height="1.657cm" svg:x="5.503cm" svg:y="10.16cm">
            <text:p text:style-name="P20"><text:span text:style-name="T50">TCP/UDP</text:span></text:p>
            <text:p text:style-name="P20"><text:span text:style-name="T50"><text:s/></text:span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0" draw:style-name="gr48" draw:text-style-name="P21" draw:layer="layout" svg:width="3.386cm" svg:height="1.657cm" svg:x="8.467cm" svg:y="10.16cm">
            <text:p text:style-name="P20"><text:span text:style-name="T50">Anwendung </text:span></text:p>
            <text:p text:style-name="P20"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1" draw:style-name="gr48" draw:text-style-name="P21" draw:layer="layout" svg:width="7.196cm" svg:height="1.657cm" svg:x="11.43cm" svg:y="10.16cm">
            <text:p text:style-name="P20"><text:span text:style-name="T5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2" draw:style-name="gr48" draw:text-style-name="P21" draw:layer="layout" svg:width="3.386cm" svg:height="1.657cm" svg:x="8.467cm" svg:y="7.832cm">
            <text:p text:style-name="P20"><text:span text:style-name="T50">Anwendung </text:span></text:p>
            <text:p text:style-name="P20"><text:span text:style-name="T50">Header</text:span></text:p>
            <draw:enhanced-geometry draw:mirror-horizontal="false" draw:mirror-vertical="false" svg:viewBox="0 0 338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3" draw:style-name="gr48" draw:text-style-name="P21" draw:layer="layout" svg:width="7.196cm" svg:height="1.657cm" svg:x="11.43cm" svg:y="7.832cm">
            <text:p text:style-name="P20"><text:span text:style-name="T5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AutoShape 14" draw:style-name="gr48" draw:text-style-name="P21" draw:layer="layout" svg:width="7.196cm" svg:height="1.657cm" svg:x="11.43cm" svg:y="5.503cm">
            <text:p text:style-name="P20"><text:span text:style-name="T50">Nutzdaten</text:span></text:p>
            <draw:enhanced-geometry draw:mirror-horizontal="false" draw:mirror-vertical="false" svg:viewBox="0 0 7197 1658" draw:text-areas="0 ?f2 ?f6 ?f9" draw:type="ooxml-cube" draw:modifiers="16199" draw:enhanced-path="M 0 ?f2 L ?f6 ?f2 ?f6 ?f9 0 ?f9 Z S N M ?f6 ?f2 L ?f10 0 ?f10 ?f3 ?f6 ?f9 Z  S N M 0 ?f2 L ?f2 0 ?f10 0 ?f6 ?f2 Z  S N M 0 ?f2 L ?f2 0 ?f10 0 ?f10 ?f3 ?f6 ?f9 0 ?f9 Z M 0 ?f2 L ?f6 ?f2 ?f10 0 M ?f6 ?f2 L ?f6 ?f9 F N" drawooo:enhanced-path="M 0 ?f2 L ?f6 ?f2 ?f6 ?f9 0 ?f9 Z S N M ?f6 ?f2 L ?f10 0 ?f10 ?f3 ?f6 ?f9 Z I S N M 0 ?f2 L ?f2 0 ?f10 0 ?f6 ?f2 Z K S N M 0 ?f2 L ?f2 0 ?f10 0 ?f10 ?f3 ?f6 ?f9 0 ?f9 Z M 0 ?f2 L ?f6 ?f2 ?f10 0 M ?f6 ?f2 L ?f6 ?f9 F N">
              <draw:equation draw:name="f0" draw:formula="if(0-$0 ,0,if(100000-$0 ,$0 ,100000))"/>
              <draw:equation draw:name="f1" draw:formula="min(logwidth,logheight)"/>
              <draw:equation draw:name="f2" draw:formula="?f1 *?f0 /100000"/>
              <draw:equation draw:name="f3" draw:formula="logheight+0-?f2 "/>
              <draw:equation draw:name="f4" draw:formula="?f3 *1/2"/>
              <draw:equation draw:name="f5" draw:formula="(?f2 +logheight)/2"/>
              <draw:equation draw:name="f6" draw:formula="logwidth+0-?f2 "/>
              <draw:equation draw:name="f7" draw:formula="?f6 *1/2"/>
              <draw:equation draw:name="f8" draw:formula="(?f2 +logwidth)/2"/>
              <draw:equation draw:name="f9" draw:formula="logheight"/>
              <draw:equation draw:name="f10" draw:formula="logwidth"/>
              <draw:handle draw:handle-position="0 ?f2" draw:handle-range-y-maximum="100000" draw:handle-range-y-minimum="0"/>
            </draw:enhanced-geometry>
          </draw:custom-shape>
          <draw:custom-shape draw:name="Text Box 15" draw:style-name="gr36" draw:text-style-name="P21" draw:layer="layout" svg:width="2.408cm" svg:height="0.927cm" svg:x="19.056cm" svg:y="12.612cm">
            <text:p text:style-name="P49"><text:span text:style-name="T51">IP-PDU</text:span></text:p>
            <draw:enhanced-geometry draw:mirror-horizontal="false" draw:mirror-vertical="false" svg:viewBox="0 0 2409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 Box 16" draw:style-name="gr36" draw:text-style-name="P21" draw:layer="layout" svg:width="6.794cm" svg:height="0.927cm" svg:x="2.977cm" svg:y="15.028cm">
            <text:p text:style-name="P49"><text:span text:style-name="T51">PDU = Protocol Data Unit</text:span></text:p>
            <draw:enhanced-geometry draw:mirror-horizontal="false" draw:mirror-vertical="false" svg:viewBox="0 0 6786 928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Rectangle 1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Protokolle</text:span></text:p>
          </draw:text-box>
        </draw:frame>
        <draw:custom-shape draw:name="Oval 20" draw:style-name="gr49" draw:text-style-name="P1" draw:layer="layout" svg:width="3.386cm" svg:height="1.692cm" svg:x="4.022cm" svg:y="5.503cm">
          <text:p text:style-name="P22"><text:span text:style-name="T5">DNS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gr49" draw:text-style-name="P1" draw:layer="layout" svg:width="3.386cm" svg:height="1.692cm" svg:x="4.022cm" svg:y="7.197cm">
          <text:p text:style-name="P22"><text:span text:style-name="T5">HTTP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gr49" draw:text-style-name="P1" draw:layer="layout" svg:width="3.386cm" svg:height="1.692cm" svg:x="4.022cm" svg:y="3.81cm">
          <text:p text:style-name="P22"><text:span text:style-name="T5">SMTP</text:span></text:p>
          <draw:enhanced-geometry draw:mirror-horizontal="false" draw:mirror-vertical="false" svg:viewBox="0 0 3387 1693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extfeld 22" draw:style-name="gr13" draw:text-style-name="P1" draw:layer="layout" svg:width="10.684cm" svg:height="1.775cm" svg:x="11.147cm" svg:y="15.527cm">
          <text:p text:style-name="P10"><text:span text:style-name="T45">Protokolle sind über Regeln definiert</text:span></text:p>
          <text:p text:style-name="P10"><text:span text:style-name="T52">→</text:span><text:span text:style-name="T45"> </text:span><text:span text:style-name="T45">Kommunizierende Automaten</text:span></text:p>
          <draw:enhanced-geometry draw:mirror-horizontal="false" draw:mirror-vertical="false" svg:viewBox="0 0 12044 177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212cm" svg:height="10.659cm" svg:x="2.753cm" svg:y="2.16cm" draw:page-number="30" presentation:class="page"/>
          <draw:frame presentation:style-name="pr9" draw:text-style-name="P23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Kommunikation am Beispiel des HTTP-Protokolls " draw:style-name="dp3" draw:master-page-name="Titel_20_und_20_Inhalt" presentation:presentation-page-layout-name="AL2T11">
        <draw:frame draw:name="Rectangle 2" presentation:style-name="pr4" draw:text-style-name="P1" draw:layer="layout" svg:width="18.118cm" svg:height="2.327cm" svg:x="1.482cm" svg:y="0.723cm" presentation:class="title" presentation:user-transformed="true">
          <draw:text-box>
            <text:p text:style-name="P10"><text:span text:style-name="T28">Kommunikation am Beispiel des HTTP-Protokolls </text:span></text:p>
          </draw:text-box>
        </draw:frame>
        <draw:g draw:name="Group 3">
          <draw:custom-shape draw:name="Rectangle 4" draw:style-name="gr50" draw:text-style-name="P1" draw:layer="layout" svg:width="9.913cm" svg:height="0.933cm" svg:x="6.644cm" svg:y="12.894cm">
            <text:p text:style-name="P52"><text:span text:style-name="T14">HTTP-Response</text:span></text:p>
            <draw:enhanced-geometry draw:mirror-horizontal="false" draw:mirror-vertical="false" svg:viewBox="0 0 9914 934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5" draw:style-name="gr51" draw:text-style-name="P1" draw:layer="layout" svg:x1="19.261cm" svg:y1="14.158cm" svg:x2="5.291cm" svg:y2="14.164cm">
            <text:p/>
          </draw:line>
        </draw:g>
        <draw:g draw:name="Group 6">
          <draw:custom-shape draw:name="Rectangle 7" draw:style-name="gr50" draw:text-style-name="P1" draw:layer="layout" svg:width="15.145cm" svg:height="0.932cm" svg:x="6.021cm" svg:y="11.254cm">
            <text:p text:style-name="P10"><text:span text:style-name="T14">HTTP-Request</text:span></text:p>
            <draw:enhanced-geometry draw:mirror-horizontal="false" draw:mirror-vertical="false" svg:viewBox="0 0 15146 93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8" draw:style-name="gr51" draw:text-style-name="P1" draw:layer="layout" svg:x1="5.08cm" svg:y1="12.523cm" svg:x2="19.196cm" svg:y2="12.523cm">
            <text:p/>
          </draw:line>
        </draw:g>
        <draw:custom-shape draw:name="Rectangle 9" draw:style-name="gr52" draw:text-style-name="P1" draw:layer="layout" svg:width="4.021cm" svg:height="0.933cm" svg:x="17.299cm" svg:y="5.927cm">
          <text:p text:style-name="P22"><text:span text:style-name="T19">WWW-Server</text:span></text:p>
          <draw:enhanced-geometry draw:mirror-horizontal="false" draw:mirror-vertical="false" svg:viewBox="0 0 4022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50" draw:text-style-name="P53" draw:layer="layout" svg:width="9.6cm" svg:height="1.609cm" svg:x="7.6cm" svg:y="8.026cm">
          <text:p text:style-name="P10"><text:span text:style-name="T14">TCP-Verbindungsaufbau</text:span></text:p>
          <text:p text:style-name="P10"><text:span text:style-name="T14">(Connection-Request/Response)</text:span></text:p>
          <draw:enhanced-geometry draw:mirror-horizontal="false" draw:mirror-vertical="false" svg:viewBox="0 0 8678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0" draw:text-style-name="P53" draw:layer="layout" svg:width="11.557cm" svg:height="1.609cm" svg:x="7.243cm" svg:y="14.799cm">
          <text:p text:style-name="P10"><text:span text:style-name="T14">TCP-Verbindungsabbau </text:span></text:p>
          <text:p text:style-name="P10"><text:span text:style-name="T14">(außer bei persistenten Connections)</text:span></text:p>
          <draw:enhanced-geometry draw:mirror-horizontal="false" draw:mirror-vertical="false" svg:viewBox="0 0 10160 2284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2" draw:text-style-name="P1" draw:layer="layout" svg:width="4.444cm" svg:height="0.933cm" svg:x="2.699cm" svg:y="5.927cm">
          <text:p text:style-name="P22"><text:span text:style-name="T19">WWW-Browser</text:span></text:p>
          <draw:enhanced-geometry draw:mirror-horizontal="false" draw:mirror-vertical="false" svg:viewBox="0 0 4445 161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3" draw:style-name="gr53" draw:text-style-name="P1" draw:layer="layout" svg:x1="5.291cm" svg:y1="9.719cm" svg:x2="19.261cm" svg:y2="9.719cm">
          <text:p/>
        </draw:line>
        <draw:line draw:name="Line 14" draw:style-name="gr53" draw:text-style-name="P1" draw:layer="layout" svg:x1="5.503cm" svg:y1="16.492cm" svg:x2="19.05cm" svg:y2="16.492cm">
          <text:p/>
        </draw:line>
        <draw:line draw:name="Gerade Verbindung 20" draw:style-name="gr54" draw:text-style-name="P28" draw:layer="layout" svg:x1="4.921cm" svg:y1="7.54cm" svg:x2="5.071cm" svg:y2="16.942cm">
          <text:p/>
        </draw:line>
        <draw:line draw:name="Gerade Verbindung 21" draw:style-name="gr54" draw:text-style-name="P28" draw:layer="layout" svg:x1="19.199cm" svg:y1="7.522cm" svg:x2="19.345cm" svg:y2="16.928cm">
          <text:p/>
        </draw:line>
        <draw:custom-shape draw:name="Rectangle 10" draw:style-name="gr50" draw:text-style-name="P54" draw:layer="layout" svg:width="8.677cm" svg:height="0.933cm" svg:x="8.101cm" svg:y="5.212cm">
          <text:p text:style-name="P22"><text:span text:style-name="T14">Kommunikationspartner</text:span></text:p>
          <draw:enhanced-geometry draw:mirror-horizontal="false" draw:mirror-vertical="false" svg:viewBox="0 0 8678 195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24" draw:style-name="gr55" draw:text-style-name="P28" draw:layer="layout" svg:x1="8.7cm" svg:y1="5.926cm" svg:x2="7.298cm" svg:y2="6.323cm">
          <text:p/>
        </draw:line>
        <draw:line draw:name="Gerade Verbindung 26" draw:style-name="gr55" draw:text-style-name="P28" draw:layer="layout" svg:x1="17.1cm" svg:y1="6.526cm" svg:x2="16.099cm" svg:y2="5.926cm">
          <text:p/>
        </draw:line>
        <draw:custom-shape draw:name="Rectangle 2" draw:style-name="gr56" draw:text-style-name="P1" draw:layer="layout" svg:width="20.742cm" svg:height="0.735cm" svg:x="2.328cm" svg:y="3.788cm">
          <text:list text:style-name="L15">
            <text:list-item>
              <text:p text:style-name="P55"><text:span text:style-name="T5">Verbindungsorientiert, nachrichtenbasiert</text:span></text:p>
            </text:list-item>
          </text:list>
          <draw:enhanced-geometry draw:mirror-horizontal="false" draw:mirror-vertical="false" svg:viewBox="0 0 20743 736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5" draw:layer="layout" svg:width="14.848cm" svg:height="11.136cm" svg:x="3.075cm" svg:y="2.257cm" draw:page-number="31" presentation:class="page"/>
          <draw:frame presentation:style-name="pr10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usammenfassung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7" presentation:style-name="pr4" draw:text-style-name="P1" draw:layer="layout" svg:width="21.646cm" svg:height="2.327cm" svg:x="1.482cm" svg:y="0.723cm" presentation:class="title" presentation:user-transformed="true">
          <draw:text-box>
            <text:p text:style-name="P10"><text:span text:style-name="T28">Zusammenfassung</text:span></text:p>
          </draw:text-box>
        </draw:frame>
        <draw:custom-shape draw:name="Rectangle 8" draw:style-name="gr7" draw:text-style-name="P1" draw:layer="layout" svg:width="20.531cm" svg:height="7.407cm" svg:x="2.297cm" svg:y="3.925cm">
          <text:list text:style-name="L4">
            <text:list-item>
              <text:p text:style-name="P14"><text:span text:style-name="T5">Einführung in die Grundbegriffe der Kommunikation</text:span></text:p>
            </text:list-item>
            <text:list-item>
              <text:p text:style-name="P14"><text:span text:style-name="T5">Lokale Kommunikation</text:span></text:p>
            </text:list-item>
            <text:list-item>
              <text:p text:style-name="P14"><text:span text:style-name="T5">Verteilte Kommunikation </text:span><text:span text:style-name="T53">→</text:span><text:span text:style-name="T54"> mehr dazu in den Vorlesungen Datenkommunikation und Verteilte Systeme</text:span></text:p>
            </text:list-item>
          </text:list>
          <draw:enhanced-geometry draw:mirror-horizontal="false" draw:mirror-vertical="false" svg:viewBox="0 0 20532 7408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3" draw:style-name="gr9" draw:text-style-name="P1" draw:layer="layout" svg:width="8.554cm" svg:height="1.331cm" svg:x="11.174cm" svg:y="0.026cm">
            <text:p text:style-name="P8"><text:span text:style-name="T8"><text:date style:data-style-name="D1" text:date-value="2018-04-29">29.04.18</text:date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4" draw:text-style-name="P1" draw:layer="layout" svg:width="8.554cm" svg:height="1.331cm" svg:x="11.174cm" svg:y="27.071cm">
            <text:p text:style-name="P8"><text:span text:style-name="T8"><text:page-number>&lt;number&gt;</text:page-number></text:span></text:p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" draw:style-name="gr3" draw:text-style-name="P1" draw:layer="layout" svg:width="8.554cm" svg:height="1.34cm" svg:x="11.174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4cm" svg:height="1.322cm" svg:x="11.174cm" svg:y="27.067cm">
            <text:p text:style-name="P8"><text:span text:style-name="T8">2</text:span></text:p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4cm" svg:height="1.322cm" svg:x="-0.009cm" svg:y="27.067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4cm" svg:height="1.34cm" svg:x="-0.009cm" svg:y="0.013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58cm" svg:height="1.344cm" svg:x="11.17cm" svg:y="0.009cm">
            <text:p/>
            <draw:enhanced-geometry draw:mirror-horizontal="false" draw:mirror-vertical="false" svg:viewBox="0 0 8559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58cm" svg:height="1.331cm" svg:x="11.17cm" svg:y="27.054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49cm" svg:height="1.331cm" svg:x="-0.009cm" svg:y="27.054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49cm" svg:height="1.344cm" svg:x="-0.009cm" svg:y="0.009cm">
            <text:p/>
            <draw:enhanced-geometry draw:mirror-horizontal="false" draw:mirror-vertical="false" svg:viewBox="0 0 8550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58cm" svg:height="1.348cm" svg:x="11.17cm" svg:y="0cm">
            <text:p/>
            <draw:enhanced-geometry draw:mirror-horizontal="false" draw:mirror-vertical="false" svg:viewBox="0 0 8559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58cm" svg:height="1.331cm" svg:x="11.17cm" svg:y="27.049cm">
            <text:p text:style-name="P8"><text:span text:style-name="T8">2</text:span></text:p>
            <draw:enhanced-geometry draw:mirror-horizontal="false" draw:mirror-vertical="false" svg:viewBox="0 0 8559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49cm" svg:height="1.331cm" svg:x="-0.009cm" svg:y="27.049cm">
            <text:p/>
            <draw:enhanced-geometry draw:mirror-horizontal="false" draw:mirror-vertical="false" svg:viewBox="0 0 8550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49cm" svg:height="1.348cm" svg:x="-0.009cm" svg:y="0cm">
            <text:p/>
            <draw:enhanced-geometry draw:mirror-horizontal="false" draw:mirror-vertical="false" svg:viewBox="0 0 8550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58cm" svg:height="1.34cm" svg:x="11.17cm" svg:y="0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58cm" svg:height="1.322cm" svg:x="11.17cm" svg:y="27.045cm">
            <text:p text:style-name="P8"><text:span text:style-name="T8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49cm" svg:height="1.322cm" svg:x="-0.009cm" svg:y="27.045cm">
            <text:p/>
            <draw:enhanced-geometry draw:mirror-horizontal="false" draw:mirror-vertical="false" svg:viewBox="0 0 8550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49cm" svg:height="1.34cm" svg:x="-0.009cm" svg:y="0cm">
            <text:p/>
            <draw:enhanced-geometry draw:mirror-horizontal="false" draw:mirror-vertical="false" svg:viewBox="0 0 8550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2cm" svg:height="1.34cm" svg:x="11.157cm" svg:y="0cm">
            <text:p/>
            <draw:enhanced-geometry draw:mirror-horizontal="false" draw:mirror-vertical="false" svg:viewBox="0 0 857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2cm" svg:height="1.331cm" svg:x="11.157cm" svg:y="27.032cm">
            <text:p text:style-name="P8"><text:span text:style-name="T8">2</text:span></text:p>
            <draw:enhanced-geometry draw:mirror-horizontal="false" draw:mirror-vertical="false" svg:viewBox="0 0 857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2cm" svg:height="1.331cm" svg:x="-0.009cm" svg:y="27.032cm">
            <text:p/>
            <draw:enhanced-geometry draw:mirror-horizontal="false" draw:mirror-vertical="false" svg:viewBox="0 0 8533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2cm" svg:height="1.34cm" svg:x="-0.009cm" svg:y="0cm">
            <text:p/>
            <draw:enhanced-geometry draw:mirror-horizontal="false" draw:mirror-vertical="false" svg:viewBox="0 0 8533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2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draw:page draw:name="Gesamtüberblick" draw:style-name="dp1" draw:master-page-name="Titel_20_und_20_Inhalt" presentation:presentation-page-layout-name="AL1T19">
        <draw:custom-shape draw:name="Rectangle 2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1" draw:text-style-name="P1" draw:layer="layout" svg:width="5.291cm" svg:height="1.269cm" svg:x="1.905cm" svg:y="17.357cm">
          <text:p/>
          <draw:enhanced-geometry draw:mirror-horizontal="false" draw:mirror-vertical="false" svg:viewBox="0 0 5292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" draw:style-name="gr1" draw:text-style-name="P1" draw:layer="layout" svg:width="8.042cm" svg:height="1.269cm" svg:x="8.678cm" svg:y="17.357cm">
          <text:p/>
          <draw:enhanced-geometry draw:mirror-horizontal="false" draw:mirror-vertical="false" svg:viewBox="0 0 8043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8" presentation:style-name="pr4" draw:text-style-name="P1" draw:layer="layout" svg:width="21.646cm" svg:height="2.327cm" svg:x="1.482cm" svg:y="0.847cm" presentation:class="title" presentation:user-transformed="true">
          <draw:text-box>
            <text:p text:style-name="P10"><text:span text:style-name="T55">Gesamtüberblick</text:span></text:p>
          </draw:text-box>
        </draw:frame>
        <draw:custom-shape draw:name="Rectangle 9" draw:style-name="gr6" draw:text-style-name="P1" draw:layer="layout" svg:width="1.626cm" svg:height="1.269cm" svg:x="2.117cm" svg:y="5.574cm">
          <text:p/>
          <draw:enhanced-geometry draw:mirror-horizontal="false" draw:mirror-vertical="false" svg:viewBox="0 0 1627 127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7" draw:text-style-name="P1" draw:layer="layout" svg:width="20.531cm" svg:height="13.122cm" svg:x="2.54cm" svg:y="4.022cm">
          <text:list text:style-name="L16">
            <text:list-item>
              <text:p text:style-name="P11"><text:span text:style-name="T10">Einführung in Computersysteme</text:span></text:p>
            </text:list-item>
            <text:list-item>
              <text:p text:style-name="P11"><text:span text:style-name="T10">Entwicklung von Betriebssystemen</text:span></text:p>
            </text:list-item>
            <text:list-item>
              <text:p text:style-name="P11"><text:span text:style-name="T10">Architekturansätze</text:span></text:p>
            </text:list-item>
            <text:list-item>
              <text:p text:style-name="P11"><text:span text:style-name="T11">Interruptverarbeitung in Betriebssystemen</text:span></text:p>
            </text:list-item>
            <text:list-item>
              <text:p text:style-name="P11"><text:span text:style-name="T11">Prozesse und Threads</text:span></text:p>
            </text:list-item>
            <text:list-item>
              <text:p text:style-name="P11"><text:span text:style-name="T11">CPU-Scheduling</text:span></text:p>
            </text:list-item>
            <text:list-item>
              <text:p text:style-name="P11"><text:span text:style-name="T11">Synchronisation und Kommunikation</text:span></text:p>
            </text:list-item>
          </text:list>
          <text:list text:style-name="L17">
            <text:list-item>
              <text:p text:style-name="P11"><text:span text:style-name="T11">Speicherverwaltung </text:span></text:p>
            </text:list-item>
          </text:list>
          <text:list text:style-name="L18">
            <text:list-item>
              <text:p text:style-name="P11"><text:span text:style-name="T11">Geräte- und Dateiverwaltung</text:span></text:p>
            </text:list-item>
            <text:list-item>
              <text:p text:style-name="P11"><text:span text:style-name="T11">Betriebssystemvirtualisierung</text:span></text:p>
            </text:list-item>
          </text:list>
          <text:p text:style-name="P11"><text:span text:style-name="T11"/></text:p>
          <text:p text:style-name="P12"><text:span text:style-name="T11"/></text:p>
          <draw:enhanced-geometry draw:mirror-horizontal="false" draw:mirror-vertical="false" svg:viewBox="0 0 20532 13123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3" presentation:style-name="pr5" draw:text-style-name="P7" draw:layer="layout" svg:width="8.554cm" svg:height="1.331cm" svg:x="11.174cm" svg:y="0.026cm" presentation:class="date-time" presentation:user-transformed="true">
            <draw:text-box>
              <text:p text:style-name="P6"><text:span text:style-name="T56"><text:date style:data-style-name="D1" text:date-value="2018-04-29">29.04.18</text:date></text:span></text:p>
            </draw:text-box>
          </draw:frame>
          <draw:frame draw:name="Rectangle 5" presentation:style-name="pr6" draw:text-style-name="P7" draw:layer="layout" svg:width="8.554cm" svg:height="1.331cm" svg:x="11.174cm" svg:y="27.071cm" presentation:class="page-number" presentation:user-transformed="true">
            <draw:text-box>
              <text:p text:style-name="P6"><text:span text:style-name="T56"><text:page-number>&lt;number&gt;</text:page-number></text:span></text:p>
            </draw:text-box>
          </draw:frame>
          <draw:custom-shape draw:name="Rectangle 2" draw:style-name="gr3" draw:text-style-name="P1" draw:layer="layout" svg:width="8.558cm" svg:height="1.34cm" svg:x="11.17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3" draw:style-name="gr4" draw:text-style-name="P1" draw:layer="layout" svg:width="8.558cm" svg:height="1.322cm" svg:x="11.17cm" svg:y="27.067cm">
            <text:p text:style-name="P8"><text:span text:style-name="T57">2</text:span></text:p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" draw:style-name="gr3" draw:text-style-name="P1" draw:layer="layout" svg:width="8.558cm" svg:height="1.322cm" svg:x="-0.009cm" svg:y="27.067cm">
            <text:p/>
            <draw:enhanced-geometry draw:mirror-horizontal="false" draw:mirror-vertical="false" svg:viewBox="0 0 8559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5" draw:style-name="gr3" draw:text-style-name="P1" draw:layer="layout" svg:width="8.558cm" svg:height="1.34cm" svg:x="-0.009cm" svg:y="0.013cm">
            <text:p/>
            <draw:enhanced-geometry draw:mirror-horizontal="false" draw:mirror-vertical="false" svg:viewBox="0 0 8559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6" draw:style-name="gr3" draw:text-style-name="P1" draw:layer="layout" svg:width="8.563cm" svg:height="1.344cm" svg:x="11.165cm" svg:y="0.009cm">
            <text:p/>
            <draw:enhanced-geometry draw:mirror-horizontal="false" draw:mirror-vertical="false" svg:viewBox="0 0 8564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7" draw:style-name="gr4" draw:text-style-name="P1" draw:layer="layout" svg:width="8.563cm" svg:height="1.331cm" svg:x="11.165cm" svg:y="27.054cm">
            <text:p text:style-name="P8"><text:span text:style-name="T5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8" draw:style-name="gr3" draw:text-style-name="P1" draw:layer="layout" svg:width="8.554cm" svg:height="1.331cm" svg:x="-0.009cm" svg:y="27.054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9" draw:style-name="gr3" draw:text-style-name="P1" draw:layer="layout" svg:width="8.554cm" svg:height="1.344cm" svg:x="-0.009cm" svg:y="0.009cm">
            <text:p/>
            <draw:enhanced-geometry draw:mirror-horizontal="false" draw:mirror-vertical="false" svg:viewBox="0 0 8555 1345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0" draw:style-name="gr3" draw:text-style-name="P1" draw:layer="layout" svg:width="8.563cm" svg:height="1.348cm" svg:x="11.165cm" svg:y="0cm">
            <text:p/>
            <draw:enhanced-geometry draw:mirror-horizontal="false" draw:mirror-vertical="false" svg:viewBox="0 0 8564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1" draw:style-name="gr4" draw:text-style-name="P1" draw:layer="layout" svg:width="8.563cm" svg:height="1.331cm" svg:x="11.165cm" svg:y="27.049cm">
            <text:p text:style-name="P8"><text:span text:style-name="T57">2</text:span></text:p>
            <draw:enhanced-geometry draw:mirror-horizontal="false" draw:mirror-vertical="false" svg:viewBox="0 0 8564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" draw:style-name="gr3" draw:text-style-name="P1" draw:layer="layout" svg:width="8.554cm" svg:height="1.331cm" svg:x="-0.009cm" svg:y="27.049cm">
            <text:p/>
            <draw:enhanced-geometry draw:mirror-horizontal="false" draw:mirror-vertical="false" svg:viewBox="0 0 8555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3" draw:style-name="gr3" draw:text-style-name="P1" draw:layer="layout" svg:width="8.554cm" svg:height="1.348cm" svg:x="-0.009cm" svg:y="0cm">
            <text:p/>
            <draw:enhanced-geometry draw:mirror-horizontal="false" draw:mirror-vertical="false" svg:viewBox="0 0 8555 1349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4" draw:style-name="gr3" draw:text-style-name="P1" draw:layer="layout" svg:width="8.563cm" svg:height="1.34cm" svg:x="11.165cm" svg:y="0cm">
            <text:p/>
            <draw:enhanced-geometry draw:mirror-horizontal="false" draw:mirror-vertical="false" svg:viewBox="0 0 8564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5" draw:style-name="gr4" draw:text-style-name="P1" draw:layer="layout" svg:width="8.563cm" svg:height="1.322cm" svg:x="11.165cm" svg:y="27.045cm">
            <text:p text:style-name="P8"><text:span text:style-name="T57">2</text:span></text:p>
            <draw:enhanced-geometry draw:mirror-horizontal="false" draw:mirror-vertical="false" svg:viewBox="0 0 8564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6" draw:style-name="gr3" draw:text-style-name="P1" draw:layer="layout" svg:width="8.554cm" svg:height="1.322cm" svg:x="-0.009cm" svg:y="27.045cm">
            <text:p/>
            <draw:enhanced-geometry draw:mirror-horizontal="false" draw:mirror-vertical="false" svg:viewBox="0 0 8555 1323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7" draw:style-name="gr3" draw:text-style-name="P1" draw:layer="layout" svg:width="8.554cm" svg:height="1.34cm" svg:x="-0.009cm" svg:y="0cm">
            <text:p/>
            <draw:enhanced-geometry draw:mirror-horizontal="false" draw:mirror-vertical="false" svg:viewBox="0 0 8555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8" draw:style-name="gr3" draw:text-style-name="P1" draw:layer="layout" svg:width="8.576cm" svg:height="1.34cm" svg:x="11.152cm" svg:y="0cm">
            <text:p/>
            <draw:enhanced-geometry draw:mirror-horizontal="false" draw:mirror-vertical="false" svg:viewBox="0 0 857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9" draw:style-name="gr4" draw:text-style-name="P1" draw:layer="layout" svg:width="8.576cm" svg:height="1.331cm" svg:x="11.152cm" svg:y="27.032cm">
            <text:p text:style-name="P8"><text:span text:style-name="T57">2</text:span></text:p>
            <draw:enhanced-geometry draw:mirror-horizontal="false" draw:mirror-vertical="false" svg:viewBox="0 0 857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0" draw:style-name="gr3" draw:text-style-name="P1" draw:layer="layout" svg:width="8.536cm" svg:height="1.331cm" svg:x="-0.009cm" svg:y="27.032cm">
            <text:p/>
            <draw:enhanced-geometry draw:mirror-horizontal="false" draw:mirror-vertical="false" svg:viewBox="0 0 8537 1332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21" draw:style-name="gr3" draw:text-style-name="P1" draw:layer="layout" svg:width="8.536cm" svg:height="1.34cm" svg:x="-0.009cm" svg:y="0cm">
            <text:p/>
            <draw:enhanced-geometry draw:mirror-horizontal="false" draw:mirror-vertical="false" svg:viewBox="0 0 8537 1341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Rectangle 22" draw:style-name="gr5" draw:layer="layout" svg:width="14.212cm" svg:height="10.659cm" svg:x="2.753cm" svg:y="2.16cm" draw:page-number="33" presentation:class="page"/>
          <draw:frame draw:name="Rectangle 23" presentation:style-name="pr7" draw:text-style-name="P9" draw:layer="layout" svg:width="14.463cm" svg:height="9.198cm" svg:x="2.615cm" svg:y="13.56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Arial" svg:font-family="Arial"/>
    <style:font-face style:name="ＭＳ Ｐゴシック" svg:font-family="'ＭＳ Ｐゴシック'"/>
    <style:font-face style:name="Arial2" svg:font-family="Arial" style:font-family-generic="swiss"/>
    <style:font-face style:name="Tahoma1" svg:font-family="Tahoma" style:font-family-generic="swiss"/>
    <style:font-face style:name="MS PGothic" svg:font-family="'MS PGothic'" style:font-family-generic="modern" style:font-pitch="fixed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2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marker draw:name="msArrowOpenEnd_20_1" draw:display-name="msArrowOpenEnd 1" svg:viewBox="0 0 350 350" svg:d="M175 0l175 318-53 32-122-224-123 224-52-32z"/>
    <draw:marker draw:name="msArrowOpenEnd_20_4" draw:display-name="msArrowOpenEnd 4" svg:viewBox="0 0 450 350" svg:d="M225 0l225 318-68 32-157-224-158 224-67-32z"/>
    <draw:marker draw:name="msArrowOpenEnd_20_5" draw:display-name="msArrowOpenEnd 5" svg:viewBox="0 0 450 450" svg:d="M225 0l225 409-68 41-157-288-158 288-67-41z"/>
    <draw:marker draw:name="msArrowStealthEnd_20_6" draw:display-name="msArrowStealthEnd 6" svg:viewBox="0 0 300 500" svg:d="M150 0l150 500-150-200-150 200z"/>
    <draw:stroke-dash draw:name="Dashed_20__28_var_29__20_4" draw:display-name="Dashed (var) 4" draw:style="round" draw:dots1="1" draw:dots1-length="44%" draw:distance="44%"/>
    <draw:stroke-dash draw:name="Dashed_20__28_var_29__20_5" draw:display-name="Dashed (var) 5" draw:style="round" draw:dots1="1" draw:dots1-length="35%" draw:distance="35%"/>
    <draw:stroke-dash draw:name="Dashed_20__28_var_29__20_6" draw:display-name="Dashed (var) 6" draw:style="round" draw:dots1="1" draw:dots1-length="71%" draw:distance="71%"/>
    <draw:stroke-dash draw:name="Dashed_20__28_var_29__20_7" draw:display-name="Dashed (var) 7" draw:style="round" draw:dots1="1" draw:dots1-length="79%" draw:distance="79%"/>
    <draw:stroke-dash draw:name="Dashed_20__28_var_29__20_8" draw:display-name="Dashed (var) 8" draw:style="round" draw:dots1="1" draw:dots1-length="53%" draw:distance="53%"/>
    <draw:stroke-dash draw:name="Dashed_20__28_var_29__20_9" draw:display-name="Dashed (var) 9" draw:style="round" draw:dots2="1" draw:dots2-length="10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ur_20_Titel-background" style:display-name="Nur Titel-background" style:family="presentation">
      <style:graphic-properties draw:stroke="none" draw:fill="solid" draw:fill-color="#ffffff"/>
      <style:text-properties style:letter-kerning="true"/>
    </style:style>
    <style:style style:name="Nur_20_Titel-backgroundobjects" style:display-name="Nur Tite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Nur_20_Titel-notes" style:display-name="Nur Tite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Nur_20_Titel-outline1" style:display-name="Nur Titel-outline1" style:family="presentation">
      <style:graphic-properties draw:stroke="none" draw:fill="none" draw:auto-grow-height="false" draw:fit-to-size="shrink-to-fit" style:shrink-to-fit="true">
        <text:list-style style:name="Nur_20_Titel-outline1" style:display-name="Nur Tit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Nur_20_Titel-outline2" style:display-name="Nur Titel-outline2" style:family="presentation" style:parent-style-name="Nur_20_Titel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Nur_20_Titel-outline3" style:display-name="Nur Titel-outline3" style:family="presentation" style:parent-style-name="Nur_20_Titel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Nur_20_Titel-outline4" style:display-name="Nur Titel-outline4" style:family="presentation" style:parent-style-name="Nur_20_Titel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Nur_20_Titel-outline5" style:display-name="Nur Titel-outline5" style:family="presentation" style:parent-style-name="Nur_20_Titel-outline4">
      <style:paragraph-properties fo:margin-top="0cm" fo:margin-bottom="0.1cm"/>
      <style:text-properties fo:font-size="20pt" style:font-size-asian="20pt" style:font-size-complex="20pt"/>
    </style:style>
    <style:style style:name="Nur_20_Titel-outline6" style:display-name="Nur Titel-outline6" style:family="presentation" style:parent-style-name="Nur_20_Titel-outline5">
      <style:paragraph-properties fo:margin-top="0cm" fo:margin-bottom="0.1cm"/>
      <style:text-properties fo:font-size="20pt" style:font-size-asian="20pt" style:font-size-complex="20pt"/>
    </style:style>
    <style:style style:name="Nur_20_Titel-outline7" style:display-name="Nur Titel-outline7" style:family="presentation" style:parent-style-name="Nur_20_Titel-outline6">
      <style:paragraph-properties fo:margin-top="0cm" fo:margin-bottom="0.1cm"/>
      <style:text-properties fo:font-size="20pt" style:font-size-asian="20pt" style:font-size-complex="20pt"/>
    </style:style>
    <style:style style:name="Nur_20_Titel-outline8" style:display-name="Nur Titel-outline8" style:family="presentation" style:parent-style-name="Nur_20_Titel-outline7">
      <style:paragraph-properties fo:margin-top="0cm" fo:margin-bottom="0.1cm"/>
      <style:text-properties fo:font-size="20pt" style:font-size-asian="20pt" style:font-size-complex="20pt"/>
    </style:style>
    <style:style style:name="Nur_20_Titel-outline9" style:display-name="Nur Titel-outline9" style:family="presentation" style:parent-style-name="Nur_20_Titel-outline8">
      <style:paragraph-properties fo:margin-top="0cm" fo:margin-bottom="0.1cm"/>
      <style:text-properties fo:font-size="20pt" style:font-size-asian="20pt" style:font-size-complex="20pt"/>
    </style:style>
    <style:style style:name="Nur_20_Titel-subtitle" style:display-name="Nur Titel-subtitle" style:family="presentation">
      <style:graphic-properties draw:stroke="none" draw:fill="none" draw:textarea-vertical-align="middle">
        <text:list-style style:name="Nur_20_Titel-subtitle" style:display-name="Nur Tite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Nur_20_Titel-title" style:display-name="Nur Titel-title" style:family="presentation">
      <style:graphic-properties draw:stroke="none" draw:fill="none" draw:textarea-vertical-align="middle">
        <text:list-style style:name="Nur_20_Titel-title" style:display-name="Nur Tite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ahoma" fo:font-family="Tahoma" style:font-family-generic="swiss" style:font-pitch="variable" fo:font-size="24pt" fo:letter-spacing="normal" fo:language="de" fo:country="DE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88cm" svg:stroke-color="#2266ab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Nur_20_Titel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Nur_20_Titel-backgroundobjects">
      <style:graphic-properties draw:stroke="none" draw:fill="none" draw:fill-color="#ffffff" draw:auto-grow-height="false" fo:min-height="1.485cm"/>
    </style:style>
    <style:style style:name="Mpr3" style:family="presentation" style:parent-style-name="Nur_20_Titel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svg:stroke-width="0cm" draw:stroke-linejoin="miter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21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start" style:punctuation-wrap="simple" style:writing-mode="lr-tb"/>
    </style:style>
    <style:style style:name="M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writing-mode="lr-tb"/>
    </style:style>
    <style:style style:name="MP9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text-indent="0cm"/>
    </style:style>
    <style:style style:name="MP12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3" style:family="paragraph">
      <style:paragraph-properties fo:margin-left="0cm" fo:margin-right="0cm" fo:margin-top="0.099cm" fo:margin-bottom="0cm" fo:line-height="100%" fo:text-align="start" fo:text-indent="0cm" style:punctuation-wrap="simple" style:writing-mode="lr-tb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99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7pt" fo:letter-spacing="normal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MS PGothic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Nur_20_Titel" style:display-name="Nur Titel" style:page-layout-name="PM1" draw:style-name="Mdp1">
      <draw:frame draw:name="Titel 1" presentation:style-name="Mpr1" draw:text-style-name="MP6" draw:layer="backgroundobjects" svg:width="18.118cm" svg:height="2.327cm" svg:x="1.482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presentation:style-name="Nur_20_Titel-outline1" draw:layer="backgroundobjects" svg:width="22.859cm" svg:height="11.048cm" svg:x="1.27cm" svg:y="4.457cm" presentation:class="outline" presentation:placeholder="true">
        <draw:text-box/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71022BE6B518AD54.png" xlink:type="simple" xlink:show="embed" xlink:actuate="onLoad">
          <text:p/>
        </draw:image>
      </draw:frame>
      <draw:custom-shape draw:name="Textfeld 8" draw:style-name="Mgr5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Nur_20_Titel-title" draw:layer="backgroundobjects" svg:width="14.848cm" svg:height="11.136cm" svg:x="3.075cm" svg:y="2.257cm" presentation:class="page"/>
        <draw:frame presentation:style-name="Nur_20_Tite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Titel 1" presentation:style-name="Mpr4" draw:text-style-name="MP6" draw:layer="backgroundobjects" svg:width="18.118cm" svg:height="2.327cm" svg:x="1.482cm" svg:y="0.847cm" presentation:class="title" presentation:user-transformed="true">
        <draw:text-box>
          <text:p text:style-name="MP5"><text:span text:style-name="MT2">Click to edit the title text format</text:span></text:p>
        </draw:text-box>
      </draw:frame>
      <draw:frame draw:name="Inhaltsplatzhalter 2" presentation:style-name="Mpr5" draw:text-style-name="MP6" draw:layer="backgroundobjects" svg:width="21.589cm" svg:height="11.429cm" svg:x="2.54cm" svg:y="4.657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  <text:list>
                                    <text:list-item>
                                      <text:p text:style-name="MP11"><text:span text:style-name="MT4">Seventh Outline LevelTextmasterformate durch Klicken bearbeiten</text:span></text:p>
                                      <text:list>
                                        <text:list-item>
                                          <text:p text:style-name="MP11"><text:span text:style-name="MT4">Zweite Ebene</text:span></text:p>
                                          <text:list>
                                            <text:list-item>
                                              <text:p text:style-name="MP11"><text:span text:style-name="MT5">Dritte Ebene</text:span></text:p>
                                              <text:list>
                                                <text:list-item>
                                                  <text:p text:style-name="MP12"><text:span text:style-name="MT6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Gerade Verbindung 7" draw:style-name="Mgr3" draw:text-style-name="MP7" draw:layer="backgroundobjects" svg:x1="0.2cm" svg:y1="3.324cm" svg:x2="25.2cm" svg:y2="3.324cm">
        <text:p/>
      </draw:line>
      <draw:frame draw:name="Grafik 1" draw:style-name="Mgr4" draw:text-style-name="MP7" draw:layer="backgroundobjects" svg:width="4.791cm" svg:height="2.599cm" svg:x="20.312cm" svg:y="0.322cm">
        <draw:image xlink:href="Pictures/100002010000019F000000E1079958ED9C6BD66F.png" xlink:type="simple" xlink:show="embed" xlink:actuate="onLoad">
          <text:p/>
        </draw:image>
      </draw:frame>
      <draw:frame draw:name="Foliennummernplatzhalter 2" presentation:style-name="Mpr6" draw:text-style-name="MP14" draw:layer="backgroundobjects" svg:width="12.435cm" svg:height="0.843cm" svg:x="15.2cm" svg:y="18.288cm">
        <draw:text-box>
          <text:p text:style-name="MP5"><text:span text:style-name="MT8">T. Pospisek, MAS: Betriebssysteme, Kommunikation, Seite </text:span><text:span text:style-name="MT8"><text:page-number>&lt;number&gt;</text:page-number></text:span></text:p>
        </draw:text-box>
      </draw:frame>
      <draw:custom-shape draw:name="Textfeld 8" draw:style-name="Mgr6" draw:text-style-name="MP9" draw:layer="backgroundobjects" svg:width="4.365cm" svg:height="0.547cm" svg:x="0.188cm" svg:y="18.41cm">
        <text:p text:style-name="MP8"><text:span text:style-name="MT3">Zürcher Fachhochschule</text:span></text:p>
        <draw:enhanced-geometry draw:mirror-horizontal="false" draw:mirror-vertical="false" svg:viewBox="0 0 4366 548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_20_und_20_Inhalt-title" draw:layer="backgroundobjects" svg:width="14.212cm" svg:height="10.659cm" svg:x="2.753cm" svg:y="2.16cm" presentation:class="page"/>
        <draw:frame presentation:style-name="Titel_20_und_20_Inhalt-notes" draw:layer="backgroundobjects" svg:width="15.775cm" svg:height="12.792cm" svg:x="1.972cm" svg:y="13.503cm" presentation:class="notes" presentation:placeholder="true">
          <draw:text-box/>
        </draw:frame>
        <draw:frame presentation:style-name="Mpr7" draw:text-style-name="MP2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557cm" svg:height="1.42cm" svg:x="11.16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557cm" svg:height="1.42cm" svg:x="11.162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WebTechniken</dc:title>
    <dc:subject>WebTechniken</dc:subject>
    <meta:initial-creator>P.Mandl</meta:initial-creator>
    <meta:editing-cycles>993</meta:editing-cycles>
    <meta:print-date>1999-04-08T16:15:23</meta:print-date>
    <meta:creation-date>1997-06-07T14:48:20</meta:creation-date>
    <dc:date>2018-04-29T09:40:58.331597880</dc:date>
    <meta:editing-duration>PT14H1M53S</meta:editing-duration>
    <meta:generator>LibreOffice/5.3.7.2.0$Linux_X86_64 LibreOffice_project/30$Build-2</meta:generator>
    <meta:document-statistic meta:object-count="686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3</meta:user-defined>
    <meta:template xlink:type="simple" xlink:actuate="onRequest" xlink:title="D:\Programme\Microsoft Office\Templates\Presentation Designs\Übergänge.pot" xlink:href=""/>
  </office:meta>
</office:document-meta>
</file>